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2.1035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286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8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fo:border-top="none"/>
    </style:style>
    <style:style style:name="ce3" style:family="table-cell" style:parent-style-name="Default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5f_BuiltIn_5f_Currency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5f_BuiltIn_5f_Currency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urrency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29"/>
    <style:style style:name="ce10" style:family="table-cell" style:parent-style-name="Default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0138in solid #000000" fo:border-right="none" fo:border-top="none"/>
    </style:style>
    <style:style style:name="ce15" style:family="table-cell" style:parent-style-name="Default">
      <style:table-cell-properties fo:border-bottom="0.0138in solid #000000" style:diagonal-bl-tr="none" style:diagonal-tl-br="none" fo:border-left="0.0138in solid #000000" fo:border-right="none" fo:border-top="none"/>
    </style:style>
    <style:style style:name="ce16" style:family="table-cell" style:parent-style-name="Default">
      <style:table-cell-properties fo:border-bottom="0.0346in solid #000000" style:diagonal-bl-tr="none" style:diagonal-tl-br="none" fo:border-left="none" fo:border-right="none" fo:border-top="none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order-bottom="none" style:diagonal-bl-tr="none" style:diagonal-tl-br="none" fo:border-left="none" fo:border-right="none" fo:border-top="0.0138in solid #000000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138in solid #000000" fo:border-top="0.0138in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0138in solid #000000" fo:border-top="none"/>
    </style:style>
    <style:style style:name="ce22" style:family="table-cell" style:parent-style-name="Default">
      <style:table-cell-properties fo:border-bottom="0.0138in solid #000000" style:diagonal-bl-tr="none" style:diagonal-tl-br="none" fo:border-left="none" fo:border-right="0.0138in solid #000000" fo:border-top="non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>
      <style:table-cell-properties fo:background-color="#c0c0c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Cos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4"/>
        <table:table-column table:style-name="co1" table:number-columns-repeated="246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XR-B3 PLATFORM</text:p>
          </table:table-cell>
          <table:table-cell table:style-name="ce2"/>
          <table:table-cell table:style-name="ce5" table:number-columns-repeated="2"/>
          <table:table-cell/>
          <table:table-cell table:style-name="ce1" office:value-type="string">
            <text:p>XR-B5 PLATFORM</text:p>
          </table:table-cell>
          <table:table-cell table:style-name="ce2"/>
          <table:table-cell table:style-name="ce5" table:number-columns-repeated="2"/>
          <table:table-cell table:number-columns-repeated="24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VRRA Pro Board</text:p>
          </table:table-cell>
          <table:table-cell office:value-type="float" office:value="95">
            <text:p><text:s/>$95.00 </text:p>
          </table:table-cell>
          <table:table-cell table:formula="oooc:=[.D3]*[.B3]" office:value-type="float" office:value="95">
            <text:p><text:s/>$95.00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VRRA Pro Board</text:p>
          </table:table-cell>
          <table:table-cell office:value-type="float" office:value="95">
            <text:p><text:s/>$95.00 </text:p>
          </table:table-cell>
          <table:table-cell table:formula="oooc:=[.I3]*[.G3]" office:value-type="float" office:value="95">
            <text:p><text:s/>$95.0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HM-01 Gear Motors 120RPM</text:p>
          </table:table-cell>
          <table:table-cell office:value-type="float" office:value="21.95">
            <text:p><text:s/>$21.95 </text:p>
          </table:table-cell>
          <table:table-cell table:formula="oooc:=[.D4]*[.B4]" office:value-type="float" office:value="43.9">
            <text:p><text:s/>$43.90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HM-04 Gear Motors 175RPM</text:p>
          </table:table-cell>
          <table:table-cell office:value-type="float" office:value="21.95">
            <text:p><text:s/>$21.95 </text:p>
          </table:table-cell>
          <table:table-cell table:formula="oooc:=[.I4]*[.G4]" office:value-type="float" office:value="43.9">
            <text:p><text:s/>$43.90 </text:p>
          </table:table-cell>
          <table:table-cell table:style-name="ce4"/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HUBS (PR)</text:p>
          </table:table-cell>
          <table:table-cell office:value-type="float" office:value="8">
            <text:p><text:s/>$8.00 </text:p>
          </table:table-cell>
          <table:table-cell table:formula="oooc:=[.D5]*[.B5]" office:value-type="float" office:value="8">
            <text:p><text:s/>$8.00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BS (PR)</text:p>
          </table:table-cell>
          <table:table-cell office:value-type="float" office:value="8">
            <text:p><text:s/>$8.00 </text:p>
          </table:table-cell>
          <table:table-cell table:formula="oooc:=[.I5]*[.G5]" office:value-type="float" office:value="8">
            <text:p><text:s/>$8.00 </text:p>
          </table:table-cell>
          <table:table-cell table:style-name="ce9"/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WHEELS (PR)</text:p>
          </table:table-cell>
          <table:table-cell office:value-type="float" office:value="20">
            <text:p><text:s/>$20.00 </text:p>
          </table:table-cell>
          <table:table-cell table:formula="oooc:=[.D6]*[.B6]" office:value-type="float" office:value="20">
            <text:p><text:s/>$20.00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HEELS (PR)</text:p>
          </table:table-cell>
          <table:table-cell office:value-type="float" office:value="20">
            <text:p><text:s/>$20.00 </text:p>
          </table:table-cell>
          <table:table-cell table:formula="oooc:=[.I6]*[.G6]" office:value-type="float" office:value="20">
            <text:p><text:s/>$20.0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MNIWHEEL</text:p>
          </table:table-cell>
          <table:table-cell office:value-type="float" office:value="16">
            <text:p><text:s/>$16.00 </text:p>
          </table:table-cell>
          <table:table-cell table:formula="oooc:=[.D7]*[.B7]" office:value-type="float" office:value="16">
            <text:p><text:s/>$16.00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MNIWHEEL</text:p>
          </table:table-cell>
          <table:table-cell office:value-type="float" office:value="16">
            <text:p><text:s/>$16.00 </text:p>
          </table:table-cell>
          <table:table-cell table:formula="oooc:=[.I7]*[.G7]" office:value-type="float" office:value="16">
            <text:p><text:s/>$16.0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BODY PARTS</text:p>
          </table:table-cell>
          <table:table-cell office:value-type="float" office:value="20">
            <text:p><text:s/>$20.00 </text:p>
          </table:table-cell>
          <table:table-cell table:formula="oooc:=[.D8]*[.B8]" office:value-type="float" office:value="20">
            <text:p><text:s/>$20.00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NCODERS</text:p>
          </table:table-cell>
          <table:table-cell office:value-type="float" office:value="25.95">
            <text:p><text:s/>$25.95 </text:p>
          </table:table-cell>
          <table:table-cell table:formula="oooc:=[.I8]*[.G8]" office:value-type="float" office:value="51.9">
            <text:p><text:s/>$51.90 </text:p>
          </table:table-cell>
          <table:table-cell table:style-name="ce9"/>
          <table:table-cell table:number-columns-repeated="24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S-311 Servos</text:p>
          </table:table-cell>
          <table:table-cell office:value-type="float" office:value="12">
            <text:p><text:s/>$12.00 </text:p>
          </table:table-cell>
          <table:table-cell table:formula="oooc:=[.D9]*[.B9]" office:value-type="float" office:value="24">
            <text:p><text:s/>$24.00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DY PARTS</text:p>
          </table:table-cell>
          <table:table-cell office:value-type="float" office:value="20">
            <text:p><text:s/>$20.00 </text:p>
          </table:table-cell>
          <table:table-cell table:formula="oooc:=[.I9]*[.G9]" office:value-type="float" office:value="20">
            <text:p><text:s/>$20.0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GP2D12</text:p>
          </table:table-cell>
          <table:table-cell office:value-type="float" office:value="12">
            <text:p><text:s/>$12.00 </text:p>
          </table:table-cell>
          <table:table-cell table:formula="oooc:=[.D10]*[.B10]" office:value-type="float" office:value="36">
            <text:p><text:s/>$36.00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YNAMIXEL AX-12</text:p>
          </table:table-cell>
          <table:table-cell office:value-type="float" office:value="44.9">
            <text:p><text:s/>$44.90 </text:p>
          </table:table-cell>
          <table:table-cell table:formula="oooc:=[.I10]*[.G10]" office:value-type="float" office:value="89.8">
            <text:p><text:s/>$89.8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RF-05</text:p>
          </table:table-cell>
          <table:table-cell office:value-type="float" office:value="30">
            <text:p><text:s/>$30.00 </text:p>
          </table:table-cell>
          <table:table-cell table:formula="oooc:=[.D11]*[.B11]" office:value-type="float" office:value="30">
            <text:p><text:s/>$30.00 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P2D12</text:p>
          </table:table-cell>
          <table:table-cell office:value-type="float" office:value="12">
            <text:p><text:s/>$12.00 </text:p>
          </table:table-cell>
          <table:table-cell table:formula="oooc:=[.I11]*[.G11]" office:value-type="float" office:value="36">
            <text:p><text:s/>$36.0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VRCAM</text:p>
          </table:table-cell>
          <table:table-cell office:value-type="float" office:value="100">
            <text:p><text:s/>$100.00 </text:p>
          </table:table-cell>
          <table:table-cell table:formula="oooc:=[.D12]*[.B12]" office:value-type="float" office:value="100">
            <text:p><text:s/>$100.00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RF-05</text:p>
          </table:table-cell>
          <table:table-cell office:value-type="float" office:value="30">
            <text:p><text:s/>$30.00 </text:p>
          </table:table-cell>
          <table:table-cell table:formula="oooc:=[.I12]*[.G12]" office:value-type="float" office:value="30">
            <text:p><text:s/>$30.00 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ENCODERS (PR)</text:p>
          </table:table-cell>
          <table:table-cell office:value-type="float" office:value="59.95">
            <text:p><text:s/>$59.95 </text:p>
          </table:table-cell>
          <table:table-cell table:formula="oooc:=[.D13]*[.B13]" office:value-type="float" office:value="59.95">
            <text:p><text:s/>$59.95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VRCAM</text:p>
          </table:table-cell>
          <table:table-cell office:value-type="float" office:value="100">
            <text:p><text:s/>$100.00 </text:p>
          </table:table-cell>
          <table:table-cell table:formula="oooc:=[.I13]*[.G13]" office:value-type="float" office:value="100">
            <text:p><text:s/>$100.00 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DRIVETRAIN SUBTOTAL</text:p>
          </table:table-cell>
          <table:table-cell/>
          <table:table-cell table:formula="oooc:=SUM([.E4:.E7])" office:value-type="float" office:value="87.9">
            <text:p><text:s/>$87.90 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ECHANICAL SUBTOTAL</text:p>
          </table:table-cell>
          <table:table-cell/>
          <table:table-cell table:formula="oooc:=SUM([.E8:.E9])" office:value-type="float" office:value="44">
            <text:p><text:s/>$44.00 </text:p>
          </table:table-cell>
          <table:table-cell table:number-columns-repeated="2"/>
          <table:table-cell office:value-type="string">
            <text:p>DRIVETRAIN SUBTOTAL</text:p>
          </table:table-cell>
          <table:table-cell/>
          <table:table-cell table:formula="oooc:=SUM([.J4:.J7])" office:value-type="float" office:value="87.9">
            <text:p><text:s/>$87.90 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ENSORS SUBTOTAL</text:p>
          </table:table-cell>
          <table:table-cell/>
          <table:table-cell table:formula="oooc:=SUM([.E10:.E13])" office:value-type="float" office:value="225.95">
            <text:p><text:s/>$225.95 </text:p>
          </table:table-cell>
          <table:table-cell table:number-columns-repeated="2"/>
          <table:table-cell office:value-type="string">
            <text:p>MECHANICAL SUBTOTAL</text:p>
          </table:table-cell>
          <table:table-cell/>
          <table:table-cell table:formula="oooc:=SUM([.J9:.J10])" office:value-type="float" office:value="109.8">
            <text:p><text:s/>$109.80 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2" office:value-type="string">
            <text:p>BRAINS SUBTOTAL</text:p>
          </table:table-cell>
          <table:table-cell table:style-name="ce5"/>
          <table:table-cell table:style-name="ce5" table:formula="oooc:=[.E3]" office:value-type="float" office:value="95">
            <text:p><text:s/>$95.00 </text:p>
          </table:table-cell>
          <table:table-cell table:number-columns-repeated="2"/>
          <table:table-cell office:value-type="string">
            <text:p>SENSORS SUBTOTAL</text:p>
          </table:table-cell>
          <table:table-cell/>
          <table:table-cell table:formula="oooc:=SUM([.J11:.J14])+[.J8]" office:value-type="float" office:value="217.9">
            <text:p><text:s/>$217.90 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formula="oooc:=SUM([.E15:.E18])" office:value-type="float" office:value="452.85">
            <text:p><text:s/>$452.85 </text:p>
          </table:table-cell>
          <table:table-cell table:number-columns-repeated="2"/>
          <table:table-cell table:style-name="ce2" office:value-type="string">
            <text:p>BRAINS SUBTOTAL</text:p>
          </table:table-cell>
          <table:table-cell table:style-name="ce5"/>
          <table:table-cell table:style-name="ce5" table:formula="oooc:=[.J3]" office:value-type="float" office:value="95">
            <text:p><text:s/>$95.00 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style-name="ce6" office:value-type="string">
            <text:p>TOTAL</text:p>
          </table:table-cell>
          <table:table-cell table:formula="oooc:=SUM([.J16:.J19])" office:value-type="float" office:value="510.6">
            <text:p><text:s/>$510.60 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office:value-type="string">
            <text:p>WITHOUT WIRELESS OR CAM</text:p>
          </table:table-cell>
          <table:table-cell table:style-name="ce7"/>
          <table:table-cell table:style-name="ce8" table:formula="oooc:=[.E19]-[.E12]-30" office:value-type="float" office:value="322.85">
            <text:p><text:s/>$322.85 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WITHOUT SENSORS</text:p>
          </table:table-cell>
          <table:table-cell table:style-name="ce7"/>
          <table:table-cell table:style-name="ce8" table:formula="oooc:=[.E18]+[.E16]+[.E15]" office:value-type="float" office:value="226.9">
            <text:p><text:s/>$226.90 </text:p>
          </table:table-cell>
          <table:table-cell table:number-columns-repeated="2"/>
          <table:table-cell table:style-name="ce3" office:value-type="string">
            <text:p>WITHOUT WIRELESS OR CAM</text:p>
          </table:table-cell>
          <table:table-cell table:style-name="ce7"/>
          <table:table-cell table:style-name="ce8" table:formula="oooc:=[.J20]-[.J13]-30" office:value-type="float" office:value="380.6">
            <text:p><text:s/>$380.60 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3" office:value-type="string">
            <text:p>WITHOUT BRAINS</text:p>
          </table:table-cell>
          <table:table-cell table:style-name="ce7"/>
          <table:table-cell table:style-name="ce8" table:formula="oooc:=[.E23]-[.E3]" office:value-type="float" office:value="131.9">
            <text:p><text:s/>$131.90 </text:p>
          </table:table-cell>
          <table:table-cell table:number-columns-repeated="2"/>
          <table:table-cell table:style-name="ce3" office:value-type="string">
            <text:p>WITHOUT SENSORS</text:p>
          </table:table-cell>
          <table:table-cell table:style-name="ce7"/>
          <table:table-cell table:style-name="ce8" table:formula="oooc:=[.J19]+[.J17]+[.J16]" office:value-type="float" office:value="292.7">
            <text:p><text:s/>$292.70 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3" office:value-type="string">
            <text:p>WITHOUT BRAINS</text:p>
          </table:table-cell>
          <table:table-cell table:style-name="ce7"/>
          <table:table-cell table:style-name="ce8" table:formula="oooc:=[.J24]-[.J3]" office:value-type="float" office:value="197.7">
            <text:p><text:s/>$197.70 </text:p>
          </table:table-cell>
          <table:table-cell table:number-columns-repeated="246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c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7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2">
          <table:table-cell table:style-name="ce10" office:value-type="string">
            <text:p>XrB3 Clocking</text:p>
          </table:table-cell>
          <table:table-cell table:style-name="ce16" table:number-columns-repeated="9"/>
          <table:table-cell table:number-columns-repeated="246"/>
        </table:table-row>
        <table:table-row table:style-name="ro1">
          <table:table-cell table:style-name="ce11" office:value-type="string">
            <text:p>Divider</text:p>
          </table:table-cell>
          <table:table-cell table:style-name="ce11" office:value-type="string">
            <text:p>Clock</text:p>
          </table:table-cell>
          <table:table-cell office:value-type="string">
            <text:p>Tick Time (uS)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4745600">
            <text:p>14745600</text:p>
          </table:table-cell>
          <table:table-cell table:style-name="ce17" table:formula="oooc:=1000000/[.B3]" office:value-type="float" office:value="0.0678168402777778">
            <text:p>0.07</text:p>
          </table:table-cell>
          <table:table-cell/>
          <table:table-cell table:style-name="ce12" office:value-type="string">
            <text:p>Servo Speed Calculations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table:formula="oooc:=[.B3]/[.A4]" office:value-type="float" office:value="1843200">
            <text:p>1843200</text:p>
          </table:table-cell>
          <table:table-cell table:style-name="ce17" table:formula="oooc:=1000000/[.B4]" office:value-type="float" office:value="0.542534722222222">
            <text:p>0.54</text:p>
          </table:table-cell>
          <table:table-cell/>
          <table:table-cell table:style-name="ce13" office:value-type="string">
            <text:p>HS-311</text:p>
          </table:table-cell>
          <table:table-cell table:style-name="ce18" table:formula="oooc:=0.19" office:value-type="float" office:value="0.19">
            <text:p>0.19</text:p>
          </table:table-cell>
          <table:table-cell table:style-name="ce23" office:value-type="string" table:number-columns-spanned="2" table:number-rows-spanned="1">
            <text:p>s/60degrees</text:p>
          </table:table-cell>
          <table:covered-table-cell table:style-name="ce23"/>
          <table:table-cell table:number-columns-repeated="248"/>
        </table:table-row>
        <table:table-row table:style-name="ro1">
          <table:table-cell office:value-type="float" office:value="32">
            <text:p>32</text:p>
          </table:table-cell>
          <table:table-cell table:formula="oooc:=[.B3]/[.A5]" office:value-type="float" office:value="460800">
            <text:p>460800</text:p>
          </table:table-cell>
          <table:table-cell table:style-name="ce17" table:formula="oooc:=1000000/[.B5]" office:value-type="float" office:value="2.17013888888889">
            <text:p>2.17</text:p>
          </table:table-cell>
          <table:table-cell/>
          <table:table-cell table:style-name="ce15"/>
          <table:table-cell table:style-name="ce2" table:formula="oooc:=[.F4]/60*1000" office:value-type="float" office:value="3.16666666666667">
            <text:p>3.17</text:p>
          </table:table-cell>
          <table:table-cell table:style-name="ce24" office:value-type="string" table:number-columns-spanned="2" table:number-rows-spanned="1">
            <text:p>ms/degree</text:p>
          </table:table-cell>
          <table:covered-table-cell table:style-name="ce24"/>
          <table:table-cell table:number-columns-repeated="248"/>
        </table:table-row>
        <table:table-row table:style-name="ro1">
          <table:table-cell office:value-type="float" office:value="64">
            <text:p>64</text:p>
          </table:table-cell>
          <table:table-cell table:formula="oooc:=[.B3]/[.A6]" office:value-type="float" office:value="230400">
            <text:p>230400</text:p>
          </table:table-cell>
          <table:table-cell table:style-name="ce17" table:formula="oooc:=1000000/[.B6]" office:value-type="float" office:value="4.34027777777778">
            <text:p>4.34</text:p>
          </table:table-cell>
          <table:table-cell table:number-columns-repeated="253"/>
        </table:table-row>
        <table:table-row table:style-name="ro1">
          <table:table-cell office:value-type="float" office:value="128">
            <text:p>128</text:p>
          </table:table-cell>
          <table:table-cell table:formula="oooc:=[.B3]/[.A7]" office:value-type="float" office:value="115200">
            <text:p>115200</text:p>
          </table:table-cell>
          <table:table-cell table:style-name="ce17" table:formula="oooc:=1000000/[.B7]" office:value-type="float" office:value="8.68055555555556">
            <text:p>8.68</text:p>
          </table:table-cell>
          <table:table-cell/>
          <table:table-cell table:style-name="ce12" office:value-type="string">
            <text:p>System Clock Calculations</text:p>
          </table:table-cell>
          <table:table-cell table:number-columns-repeated="251"/>
        </table:table-row>
        <table:table-row table:style-name="ro1">
          <table:table-cell office:value-type="float" office:value="256">
            <text:p>256</text:p>
          </table:table-cell>
          <table:table-cell table:formula="oooc:=[.B3]/[.A8]" office:value-type="float" office:value="57600">
            <text:p>57600</text:p>
          </table:table-cell>
          <table:table-cell table:style-name="ce17" table:formula="oooc:=1000000/[.B8]" office:value-type="float" office:value="17.3611111111111">
            <text:p>17.36</text:p>
          </table:table-cell>
          <table:table-cell/>
          <table:table-cell table:style-name="ce13" office:value-type="string">
            <text:p>Count to 240</text:p>
          </table:table-cell>
          <table:table-cell table:style-name="ce18"/>
          <table:table-cell table:style-name="ce18" office:value-type="string">
            <text:p>Timer 2, divide clock by 1024, count to 240 = </text:p>
          </table:table-cell>
          <table:table-cell table:style-name="ce18" table:number-columns-repeated="2"/>
          <table:table-cell table:style-name="ce20"/>
          <table:table-cell table:number-columns-repeated="246"/>
        </table:table-row>
        <table:table-row table:style-name="ro1">
          <table:table-cell office:value-type="float" office:value="1024">
            <text:p>1024</text:p>
          </table:table-cell>
          <table:table-cell table:formula="oooc:=[.B3]/[.A9]" office:value-type="float" office:value="14400">
            <text:p>14400</text:p>
          </table:table-cell>
          <table:table-cell table:style-name="ce17" table:formula="oooc:=1000000/[.B9]" office:value-type="float" office:value="69.4444444444444">
            <text:p>69.44</text:p>
          </table:table-cell>
          <table:table-cell/>
          <table:table-cell table:style-name="ce15" table:formula="oooc:=[.C9]*240/1000" office:value-type="float" office:value="16.6666666666667">
            <text:p>16.67</text:p>
          </table:table-cell>
          <table:table-cell table:style-name="ce2" office:value-type="string">
            <text:p>ms</text:p>
          </table:table-cell>
          <table:table-cell table:style-name="ce2" table:formula="oooc:=1000/[.E9]" office:value-type="float" office:value="60">
            <text:p>60</text:p>
          </table:table-cell>
          <table:table-cell table:style-name="ce2" office:value-type="string">
            <text:p>Hz interrupt</text:p>
          </table:table-cell>
          <table:table-cell table:style-name="ce2"/>
          <table:table-cell table:style-name="ce22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12" office:value-type="string">
            <text:p>Servo Calculations</text:p>
          </table:table-cell>
          <table:table-cell table:style-name="Default"/>
          <table:table-cell table:number-columns-repeated="4"/>
          <table:table-cell table:style-name="ce12" office:value-type="string">
            <text:p>Serial Calculations</text:p>
          </table:table-cell>
          <table:table-cell table:number-columns-repeated="249"/>
        </table:table-row>
        <table:table-row table:style-name="ro1">
          <table:table-cell table:style-name="ce13" office:value-type="string">
            <text:p>Minimum Clock Rate</text:p>
          </table:table-cell>
          <table:table-cell table:style-name="ce18"/>
          <table:table-cell table:style-name="ce18" table:formula="oooc:=180*1000" office:value-type="float" office:value="180000">
            <text:p>180000</text:p>
          </table:table-cell>
          <table:table-cell table:style-name="ce18" office:value-type="string">
            <text:p>ticks per second</text:p>
          </table:table-cell>
          <table:table-cell table:style-name="ce20"/>
          <table:table-cell/>
          <table:table-cell table:style-name="ce13" office:value-type="string">
            <text:p>F_CPU</text:p>
          </table:table-cell>
          <table:table-cell table:style-name="ce20" office:value-type="float" office:value="14745600">
            <text:p>14745600</text:p>
          </table:table-cell>
          <table:table-cell table:number-columns-repeated="248"/>
        </table:table-row>
        <table:table-row table:style-name="ro1">
          <table:table-cell table:style-name="ce14"/>
          <table:table-cell table:style-name="ce19" office:value-type="string">
            <text:p>(using clk/64)</text:p>
          </table:table-cell>
          <table:table-cell table:style-name="ce19" table:number-columns-repeated="2"/>
          <table:table-cell table:style-name="ce21"/>
          <table:table-cell/>
          <table:table-cell table:style-name="ce14" office:value-type="string">
            <text:p>SERIAL</text:p>
          </table:table-cell>
          <table:table-cell table:style-name="ce21" office:value-type="float" office:value="115200">
            <text:p>115200</text:p>
          </table:table-cell>
          <table:table-cell table:number-columns-repeated="248"/>
        </table:table-row>
        <table:table-row table:style-name="ro1">
          <table:table-cell table:style-name="ce14" office:value-type="float" office:value="40">
            <text:p>40</text:p>
          </table:table-cell>
          <table:table-cell table:style-name="ce19" office:value-type="string">
            <text:p>Hz = </text:p>
          </table:table-cell>
          <table:table-cell table:style-name="ce19" table:formula="oooc:=1000000/[.A14]" office:value-type="float" office:value="25000">
            <text:p>25000</text:p>
          </table:table-cell>
          <table:table-cell table:style-name="ce19" office:value-type="string">
            <text:p>uS per frame</text:p>
          </table:table-cell>
          <table:table-cell table:style-name="ce21"/>
          <table:table-cell/>
          <table:table-cell table:style-name="ce14"/>
          <table:table-cell table:style-name="ce21"/>
          <table:table-cell table:number-columns-repeated="248"/>
        </table:table-row>
        <table:table-row table:style-name="ro1">
          <table:table-cell table:style-name="ce14"/>
          <table:table-cell table:style-name="ce19"/>
          <table:table-cell table:style-name="ce19" table:formula="oooc:=[.C14]/[.C6]" office:value-type="float" office:value="5760">
            <text:p>5760</text:p>
          </table:table-cell>
          <table:table-cell table:style-name="ce19" office:value-type="string">
            <text:p>ticks per frame</text:p>
          </table:table-cell>
          <table:table-cell table:style-name="ce21"/>
          <table:table-cell/>
          <table:table-cell table:style-name="ce14" office:value-type="string">
            <text:p>UBRR0H</text:p>
          </table:table-cell>
          <table:table-cell table:style-name="ce21" table:formula="oooc:=(([.H12]/16+[.H13]/2)/[.H13]-1)/256" office:value-type="float" office:value="0.029296875">
            <text:p>0.03</text:p>
          </table:table-cell>
          <table:table-cell table:number-columns-repeated="248"/>
        </table:table-row>
        <table:table-row table:style-name="ro1">
          <table:table-cell table:style-name="ce14"/>
          <table:table-cell table:style-name="ce19"/>
          <table:table-cell table:style-name="ce19" table:formula="oooc:=1000/[.C6]" office:value-type="float" office:value="230.4">
            <text:p>230.4</text:p>
          </table:table-cell>
          <table:table-cell table:style-name="ce19" office:value-type="string">
            <text:p>ticks per 1ms pulse</text:p>
          </table:table-cell>
          <table:table-cell table:style-name="ce21"/>
          <table:table-cell/>
          <table:table-cell table:style-name="ce15" office:value-type="string">
            <text:p>UBRR0L</text:p>
          </table:table-cell>
          <table:table-cell table:style-name="ce22" table:formula="oooc:=(([.H12]/16+[.H13]/2)/[.H13]-1)" office:value-type="float" office:value="7.5">
            <text:p>7.5</text:p>
          </table:table-cell>
          <table:table-cell table:number-columns-repeated="248"/>
        </table:table-row>
        <table:table-row table:style-name="ro1">
          <table:table-cell table:style-name="ce14"/>
          <table:table-cell table:style-name="ce19"/>
          <table:table-cell table:style-name="ce19" table:formula="oooc:=2000/[.C6]" office:value-type="float" office:value="460.8">
            <text:p>460.8</text:p>
          </table:table-cell>
          <table:table-cell table:style-name="ce19" office:value-type="string">
            <text:p>ticks per 2ms pulse</text:p>
          </table:table-cell>
          <table:table-cell table:style-name="ce21"/>
          <table:table-cell table:number-columns-repeated="251"/>
        </table:table-row>
        <table:table-row table:style-name="ro1">
          <table:table-cell table:style-name="ce15"/>
          <table:table-cell table:style-name="ce2"/>
          <table:table-cell table:style-name="ce2" table:formula="oooc:=1500/[.C6]" office:value-type="float" office:value="345.6">
            <text:p>345.6</text:p>
          </table:table-cell>
          <table:table-cell table:style-name="ce2" office:value-type="string">
            <text:p>center </text:p>
          </table:table-cell>
          <table:table-cell table:style-name="ce22"/>
          <table:table-cell table:number-columns-repeated="251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Diameter</text:p>
          </table:table-cell>
          <table:table-cell table:style-name="Default" office:value-type="float" office:value="3.5">
            <text:p>3.5</text:p>
          </table:table-cell>
          <table:table-cell office:value-type="string">
            <text:p>Inches</text:p>
          </table:table-cell>
          <table:table-cell office:value-type="float" office:value="3.5">
            <text:p>3.5</text:p>
          </table:table-cell>
          <table:table-cell table:number-columns-repeated="252"/>
        </table:table-row>
        <table:table-row table:style-name="ro1">
          <table:table-cell office:value-type="string">
            <text:p>Circum</text:p>
          </table:table-cell>
          <table:table-cell table:formula="oooc:=[.B20]*3.1415" office:value-type="float" office:value="10.99525">
            <text:p>11</text:p>
          </table:table-cell>
          <table:table-cell office:value-type="string">
            <text:p>Inches</text:p>
          </table:table-cell>
          <table:table-cell table:style-name="ce17" table:formula="oooc:=[.D20]*3.1415" office:value-type="float" office:value="10.99525">
            <text:p>11</text:p>
          </table:table-cell>
          <table:table-cell table:number-columns-repeated="252"/>
        </table:table-row>
        <table:table-row table:style-name="ro1">
          <table:table-cell office:value-type="string">
            <text:p>Cnts/Rev</text:p>
          </table:table-cell>
          <table:table-cell table:style-name="Default" office:value-type="float" office:value="176">
            <text:p>176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  <table:table-cell table:style-name="ce17" table:formula="oooc:=3000/16" office:value-type="float" office:value="187.5">
            <text:p>187.5</text:p>
          </table:table-cell>
          <table:table-cell table:style-name="ce17" table:formula="oooc:=[.I22]*[.E9]" office:value-type="float" office:value="3125">
            <text:p>3125</text:p>
          </table:table-cell>
          <table:table-cell table:number-columns-repeated="246"/>
        </table:table-row>
        <table:table-row table:style-name="ro1">
          <table:table-cell office:value-type="string">
            <text:p>Dist/Cnt</text:p>
          </table:table-cell>
          <table:table-cell table:formula="oooc:=[.B21]/[.B22]" office:value-type="float" office:value="0.0624730113636364">
            <text:p>0.06</text:p>
          </table:table-cell>
          <table:table-cell/>
          <table:table-cell table:style-name="ce17" table:formula="oooc:=[.D21]/[.D22]" office:value-type="float" office:value="0.00219905">
            <text:p>0</text:p>
          </table:table-cell>
          <table:table-cell table:number-columns-repeated="4"/>
          <table:table-cell table:style-name="ce17" table:formula="oooc:=3000/17" office:value-type="float" office:value="176.470588235294">
            <text:p>176.47</text:p>
          </table:table-cell>
          <table:table-cell table:style-name="ce17" table:formula="oooc:=[.I23]*[.E9]" office:value-type="float" office:value="2941.17647058824">
            <text:p>2941.18</text:p>
          </table:table-cell>
          <table:table-cell table:number-columns-repeated="246"/>
        </table:table-row>
        <table:table-row table:style-name="ro1">
          <table:table-cell/>
          <table:table-cell table:style-name="Default"/>
          <table:table-cell/>
          <table:table-cell table:style-name="ce17" table:formula="oooc:=1/[.D23]" office:value-type="float" office:value="454.741820331507">
            <text:p>454.74</text:p>
          </table:table-cell>
          <table:table-cell office:value-type="string">
            <text:p>455 cnts per inch</text:p>
          </table:table-cell>
          <table:table-cell table:number-columns-repeated="251"/>
        </table:table-row>
        <table:table-row table:style-name="ro1">
          <table:table-cell office:value-type="string">
            <text:p>T Width</text:p>
          </table:table-cell>
          <table:table-cell table:formula="oooc:=8.75-1.75" office:value-type="float" office:value="7">
            <text:p>7</text:p>
          </table:table-cell>
          <table:table-cell office:value-type="string">
            <text:p>Inches</text:p>
          </table:table-cell>
          <table:table-cell table:number-columns-repeated="253"/>
        </table:table-row>
        <table:table-row table:style-name="ro1">
          <table:table-cell office:value-type="string">
            <text:p>C/on flr</text:p>
          </table:table-cell>
          <table:table-cell table:formula="oooc:=[.B25]*3.1415" office:value-type="float" office:value="21.9905">
            <text:p>21.99</text:p>
          </table:table-cell>
          <table:table-cell office:value-type="string">
            <text:p>Inches</text:p>
          </table:table-cell>
          <table:table-cell table:number-columns-repeated="253"/>
        </table:table-row>
        <table:table-row table:style-name="ro1">
          <table:table-cell office:value-type="string">
            <text:p>Dist/90deg</text:p>
          </table:table-cell>
          <table:table-cell table:formula="oooc:=[.B26]/4" office:value-type="float" office:value="5.497625">
            <text:p>5.5</text:p>
          </table:table-cell>
          <table:table-cell office:value-type="string">
            <text:p>Inches</text:p>
          </table:table-cell>
          <table:table-cell table:number-columns-repeated="253"/>
        </table:table-row>
        <table:table-row table:style-name="ro1">
          <table:table-cell/>
          <table:table-cell table:formula="oooc:=[.B27]/[.B23]" office:value-type="float" office:value="88">
            <text:p>88</text:p>
          </table:table-cell>
          <table:table-cell office:value-type="string">
            <text:p>Counts/90 degrees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Cnts/inch</text:p>
          </table:table-cell>
          <table:table-cell table:formula="oooc:=1/[.B23]" office:value-type="float" office:value="16.006912075669">
            <text:p>16.01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delayMs calc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>
            <text:p>nom</text:p>
          </table:table-cell>
          <table:table-cell table:style-name="Default" office:value-type="string">
            <text:p>ins/ms</text:p>
          </table:table-cell>
          <table:table-cell office:value-type="string">
            <text:p>/5</text:p>
          </table:table-cell>
          <table:table-cell table:number-columns-repeated="253"/>
        </table:table-row>
        <table:table-row table:style-name="ro1">
          <table:table-cell office:value-type="float" office:value="8000000">
            <text:p>8000000</text:p>
          </table:table-cell>
          <table:table-cell table:formula="oooc:=[.A34]*0.001024" office:value-type="float" office:value="8192">
            <text:p>8192</text:p>
          </table:table-cell>
          <table:table-cell table:style-name="ce17" table:formula="oooc:=[.B34]/5" office:value-type="float" office:value="1638.4">
            <text:p>1638.4</text:p>
          </table:table-cell>
          <table:table-cell/>
          <table:table-cell table:style-name="ce17" table:formula="oooc:=[.A34]/5000" office:value-type="float" office:value="1600">
            <text:p>1600</text:p>
          </table:table-cell>
          <table:table-cell table:number-columns-repeated="251"/>
        </table:table-row>
        <table:table-row table:style-name="ro1">
          <table:table-cell office:value-type="float" office:value="14745600">
            <text:p>14745600</text:p>
          </table:table-cell>
          <table:table-cell table:formula="oooc:=[.A35]*0.001024" office:value-type="float" office:value="15099.4944">
            <text:p>15099.49</text:p>
          </table:table-cell>
          <table:table-cell table:style-name="ce17" table:formula="oooc:=[.B35]/5" office:value-type="float" office:value="3019.89888">
            <text:p>3019.9</text:p>
          </table:table-cell>
          <table:table-cell/>
          <table:table-cell table:style-name="ce17" table:formula="oooc:=[.A35]/5000" office:value-type="float" office:value="2949.12">
            <text:p>2949.12</text:p>
          </table:table-cell>
          <table:table-cell table:number-columns-repeated="251"/>
        </table:table-row>
      </table:table>
      <table:table table:name="Clock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ycles per second</text:p>
          </table:table-cell>
          <table:table-cell/>
          <table:table-cell office:value-type="string">
            <text:p>256 clicks =</text:p>
          </table:table-cell>
          <table:table-cell/>
          <table:table-cell office:value-type="float" office:value="240">
            <text:p>240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4745600">
            <text:p>14745600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table:style-name="ce17" table:formula="oooc:=[.B3]/[.A4]" office:value-type="float" office:value="1843200">
            <text:p>1843200</text:p>
          </table:table-cell>
          <table:table-cell/>
          <table:table-cell table:style-name="ce17" table:formula="oooc:=[.B4]/256" office:value-type="float" office:value="7200">
            <text:p>7200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table:style-name="ce17" table:formula="oooc:=[.B3]/[.A5]" office:value-type="float" office:value="460800">
            <text:p>460800</text:p>
          </table:table-cell>
          <table:table-cell/>
          <table:table-cell table:style-name="ce17" table:formula="oooc:=[.B5]/256" office:value-type="float" office:value="1800">
            <text:p>1800</text:p>
          </table:table-cell>
          <table:table-cell table:number-columns-repeated="252"/>
        </table:table-row>
        <table:table-row table:style-name="ro1">
          <table:table-cell office:value-type="float" office:value="64">
            <text:p>64</text:p>
          </table:table-cell>
          <table:table-cell table:style-name="ce17" table:formula="oooc:=[.B3]/[.A6]" office:value-type="float" office:value="230400">
            <text:p>230400</text:p>
          </table:table-cell>
          <table:table-cell/>
          <table:table-cell table:style-name="ce17" table:formula="oooc:=[.B6]/256" office:value-type="float" office:value="900">
            <text:p>900</text:p>
          </table:table-cell>
          <table:table-cell table:number-columns-repeated="252"/>
        </table:table-row>
        <table:table-row table:style-name="ro1">
          <table:table-cell office:value-type="float" office:value="128">
            <text:p>128</text:p>
          </table:table-cell>
          <table:table-cell table:style-name="ce17" table:formula="oooc:=[.B3]/[.A7]" office:value-type="float" office:value="115200">
            <text:p>115200</text:p>
          </table:table-cell>
          <table:table-cell/>
          <table:table-cell table:style-name="ce17" table:formula="oooc:=[.B7]/256" office:value-type="float" office:value="450">
            <text:p>450</text:p>
          </table:table-cell>
          <table:table-cell table:number-columns-repeated="252"/>
        </table:table-row>
        <table:table-row table:style-name="ro1">
          <table:table-cell office:value-type="float" office:value="256">
            <text:p>256</text:p>
          </table:table-cell>
          <table:table-cell table:style-name="ce17" table:formula="oooc:=[.B3]/[.A8]" office:value-type="float" office:value="57600">
            <text:p>57600</text:p>
          </table:table-cell>
          <table:table-cell/>
          <table:table-cell table:style-name="ce17" table:formula="oooc:=[.B8]/256" office:value-type="float" office:value="225">
            <text:p>225</text:p>
          </table:table-cell>
          <table:table-cell table:number-columns-repeated="252"/>
        </table:table-row>
        <table:table-row table:style-name="ro1">
          <table:table-cell office:value-type="float" office:value="1024">
            <text:p>1024</text:p>
          </table:table-cell>
          <table:table-cell table:style-name="ce17" table:formula="oooc:=[.B3]/[.A9]" office:value-type="float" office:value="14400">
            <text:p>14400</text:p>
          </table:table-cell>
          <table:table-cell/>
          <table:table-cell table:style-name="ce17" table:formula="oooc:=[.B9]/256" office:value-type="float" office:value="56.25">
            <text:p>56.25</text:p>
          </table:table-cell>
          <table:table-cell/>
          <table:table-cell table:style-name="ce17" table:formula="oooc:=[.B9]/[.F2]" office:value-type="float" office:value="60">
            <text:p>60</text:p>
          </table:table-cell>
          <table:table-cell office:value-type="string">
            <text:p>Hz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Timer 2, divide clock by 1024, count to 2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60hz interrupt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every other time we trigger update?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14745600">
            <text:p>14745600</text:p>
          </table:table-cell>
          <table:table-cell table:number-columns-repeated="254"/>
        </table:table-row>
        <table:table-row table:style-name="ro1">
          <table:table-cell/>
          <table:table-cell table:style-name="ce17" table:formula="oooc:=14.7456*1024*1024" office:value-type="float" office:value="15461882.2656">
            <text:p>15461882.27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7" table:formula="oooc:=2^16" office:value-type="float" office:value="65536">
            <text:p>6553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ycles per second</text:p>
          </table:table-cell>
          <table:table-cell/>
          <table:table-cell office:value-type="float" office:value="37500">
            <text:p>37500</text:p>
          </table:table-cell>
          <table:table-cell office:value-type="string">
            <text:p>OCR1</text:p>
          </table:table-cell>
          <table:table-cell table:number-columns-repeated="2"/>
          <table:table-cell office:value-type="string">
            <text:p>Resolutio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4745600">
            <text:p>14745600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table:style-name="ce17" table:formula="oooc:=[.B20]/[.A21]" office:value-type="float" office:value="1843200">
            <text:p>1843200</text:p>
          </table:table-cell>
          <table:table-cell/>
          <table:table-cell table:style-name="ce17" table:formula="oooc:=[.B21]/[.D19]" office:value-type="float" office:value="49.152">
            <text:p>49.15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table:style-name="ce17" table:formula="oooc:=[.B20]/[.A22]" office:value-type="float" office:value="460800">
            <text:p>460800</text:p>
          </table:table-cell>
          <table:table-cell/>
          <table:table-cell table:style-name="ce17" table:formula="oooc:=[.B22]/[.D19]" office:value-type="float" office:value="12.288">
            <text:p>12.29</text:p>
          </table:table-cell>
          <table:table-cell table:number-columns-repeated="252"/>
        </table:table-row>
        <table:table-row table:style-name="ro1">
          <table:table-cell office:value-type="float" office:value="64">
            <text:p>64</text:p>
          </table:table-cell>
          <table:table-cell table:style-name="ce17" table:formula="oooc:=[.B20]/[.A23]" office:value-type="float" office:value="230400">
            <text:p>230400</text:p>
          </table:table-cell>
          <table:table-cell/>
          <table:table-cell table:style-name="ce17" table:formula="oooc:=[.B23]/[.D19]" office:value-type="float" office:value="6.144">
            <text:p>6.14</text:p>
          </table:table-cell>
          <table:table-cell table:number-columns-repeated="252"/>
        </table:table-row>
        <table:table-row table:style-name="ro1">
          <table:table-cell office:value-type="float" office:value="128">
            <text:p>128</text:p>
          </table:table-cell>
          <table:table-cell table:style-name="ce17" table:formula="oooc:=[.B20]/[.A24]" office:value-type="float" office:value="115200">
            <text:p>115200</text:p>
          </table:table-cell>
          <table:table-cell/>
          <table:table-cell table:style-name="ce17" table:formula="oooc:=[.B24]/[.D19]" office:value-type="float" office:value="3.072">
            <text:p>3.07</text:p>
          </table:table-cell>
          <table:table-cell table:number-columns-repeated="252"/>
        </table:table-row>
        <table:table-row table:style-name="ro1">
          <table:table-cell office:value-type="float" office:value="256">
            <text:p>256</text:p>
          </table:table-cell>
          <table:table-cell table:style-name="ce17" table:formula="oooc:=[.B20]/[.A25]" office:value-type="float" office:value="57600">
            <text:p>57600</text:p>
          </table:table-cell>
          <table:table-cell/>
          <table:table-cell table:style-name="ce17" table:formula="oooc:=[.B25]/[.D19]" office:value-type="float" office:value="1.536">
            <text:p>1.54</text:p>
          </table:table-cell>
          <table:table-cell table:number-columns-repeated="252"/>
        </table:table-row>
        <table:table-row table:style-name="ro1">
          <table:table-cell office:value-type="float" office:value="1024">
            <text:p>1024</text:p>
          </table:table-cell>
          <table:table-cell table:style-name="ce17" table:formula="oooc:=[.B20]/[.A26]" office:value-type="float" office:value="14400">
            <text:p>14400</text:p>
          </table:table-cell>
          <table:table-cell/>
          <table:table-cell table:style-name="ce17" table:formula="oooc:=[.B26]/[.D19]" office:value-type="float" office:value="0.384">
            <text:p>0.38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office:value-type="string">
            <text:p>100cpr 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style-name="ce17" table:formula="oooc:=[.C32]*50" office:value-type="float" office:value="5000">
            <text:p>5000</text:p>
          </table:table-cell>
          <table:table-cell office:value-type="string">
            <text:p>counts per rotation of wheel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office:value-type="float" office:value="3.5">
            <text:p>3.5</text:p>
          </table:table-cell>
          <table:table-cell office:value-type="string">
            <text:p>" dia</text:p>
          </table:table-cell>
          <table:table-cell table:number-columns-repeated="2"/>
          <table:table-cell office:value-type="string">
            <text:p>2.5"</text:p>
          </table:table-cell>
          <table:table-cell office:value-type="string">
            <text:p>5"</text:p>
          </table:table-cell>
          <table:table-cell office:value-type="string">
            <text:p>10"</text:p>
          </table:table-cell>
          <table:table-cell office:value-type="string">
            <text:p>20"</text:p>
          </table:table-cell>
          <table:table-cell office:value-type="string">
            <text:p>40"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7" table:formula="oooc:=[.D34]*PI()" office:value-type="float" office:value="10.9955742875643">
            <text:p>11</text:p>
          </table:table-cell>
          <table:table-cell office:value-type="string">
            <text:p>rollout in inches</text:p>
          </table:table-cell>
          <table:table-cell table:number-columns-repeated="2"/>
          <table:table-cell table:style-name="ce17" table:formula="oooc:=[.I35]/2" office:value-type="float" office:value="1136.75">
            <text:p>1136.75</text:p>
          </table:table-cell>
          <table:table-cell table:style-name="ce17" table:formula="oooc:=[.J35]/2" office:value-type="float" office:value="2273.5">
            <text:p>2273.5</text:p>
          </table:table-cell>
          <table:table-cell table:style-name="ce17" table:formula="oooc:=4547" office:value-type="float" office:value="4547">
            <text:p>4547</text:p>
          </table:table-cell>
          <table:table-cell table:style-name="ce17" table:formula="oooc:=[.J35]*2" office:value-type="float" office:value="9094">
            <text:p>9094</text:p>
          </table:table-cell>
          <table:table-cell table:style-name="ce17" table:formula="oooc:=[.K35]*2" office:value-type="float" office:value="18188">
            <text:p>18188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7" table:formula="oooc:=[.D32]/[.D35]" office:value-type="float" office:value="454.728408833987">
            <text:p>454.73</text:p>
          </table:table-cell>
          <table:table-cell office:value-type="string">
            <text:p>counts per inch</text:p>
          </table:table-cell>
          <table:table-cell table:number-columns-repeated="2"/>
          <table:table-cell table:style-name="ce17" table:formula="oooc:=FLOOR([.H35]/[.F38];1;1)" office:value-type="float" office:value="13">
            <text:p>13</text:p>
          </table:table-cell>
          <table:table-cell table:style-name="ce17" table:formula="oooc:=FLOOR([.I35]/[.F38];1;1)" office:value-type="float" office:value="26">
            <text:p>26</text:p>
          </table:table-cell>
          <table:table-cell table:style-name="ce17" table:formula="oooc:=FLOOR([.J35]/[.F38];1;1)" office:value-type="float" office:value="53">
            <text:p>53</text:p>
          </table:table-cell>
          <table:table-cell table:style-name="ce17" table:formula="oooc:=FLOOR([.K35]/[.F38];1;1)" office:value-type="float" office:value="106">
            <text:p>106</text:p>
          </table:table-cell>
          <table:table-cell table:style-name="ce17" table:formula="oooc:=FLOOR([.L35]/[.F38];1;1)" office:value-type="float" office:value="213">
            <text:p>213</text:p>
          </table:table-cell>
          <table:table-cell office:value-type="string">
            <text:p>counts/85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7" table:formula="oooc:=[.D37]/[.D44]" office:value-type="float" office:value="85.2615766563725">
            <text:p>85.26</text:p>
          </table:table-cell>
          <table:table-cell/>
          <table:table-cell office:value-type="float" office:value="85">
            <text:p>85</text:p>
          </table:table-cell>
          <table:table-cell/>
          <table:table-cell table:style-name="ce17" table:formula="oooc:=[.H37]*12" office:value-type="float" office:value="156">
            <text:p>156</text:p>
          </table:table-cell>
          <table:table-cell table:style-name="ce17" table:formula="oooc:=[.I37]*12" office:value-type="float" office:value="312">
            <text:p>312</text:p>
          </table:table-cell>
          <table:table-cell table:style-name="ce17" table:formula="oooc:=[.J37]*12" office:value-type="float" office:value="636">
            <text:p>636</text:p>
          </table:table-cell>
          <table:table-cell table:style-name="ce17" table:formula="oooc:=[.K37]*12" office:value-type="float" office:value="1272">
            <text:p>1272</text:p>
          </table:table-cell>
          <table:table-cell table:style-name="ce17" table:formula="oooc:=[.L37]*12" office:value-type="float" office:value="2556">
            <text:p>2556</text:p>
          </table:table-cell>
          <table:table-cell office:value-type="string">
            <text:p>*12 (inches)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17" table:formula="oooc:=[.H38]/62" office:value-type="float" office:value="2.51612903225806">
            <text:p>2.52</text:p>
          </table:table-cell>
          <table:table-cell table:style-name="ce17" table:formula="oooc:=[.I38]/62" office:value-type="float" office:value="5.03225806451613">
            <text:p>5.03</text:p>
          </table:table-cell>
          <table:table-cell table:style-name="ce17" table:formula="oooc:=[.J38]/62" office:value-type="float" office:value="10.258064516129">
            <text:p>10.26</text:p>
          </table:table-cell>
          <table:table-cell table:style-name="ce17" table:formula="oooc:=[.K38]/62" office:value-type="float" office:value="20.5161290322581">
            <text:p>20.52</text:p>
          </table:table-cell>
          <table:table-cell table:style-name="ce17" table:formula="oooc:=[.L38]/62" office:value-type="float" office:value="41.2258064516129">
            <text:p>41.23</text:p>
          </table:table-cell>
          <table:table-cell office:value-type="string">
            <text:p>divided by 62 (gets us final inches)</text:p>
          </table:table-cell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64 counts per foo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7" table:formula="oooc:=64/12" office:value-type="float" office:value="5.33333333333333">
            <text:p>5.33</text:p>
          </table:table-cell>
          <table:table-cell office:value-type="string">
            <text:p>counts per inch</text:p>
          </table:table-cell>
          <table:table-cell table:number-columns-repeated="251"/>
        </table:table-row>
      </table:table>
      <table:table table:name="Extraction" table:style-name="ta1" table:print="false">
        <office:forms form:automatic-focus="false" form:apply-design-mode="false"/>
        <table:table-column table:style-name="co9" table:number-columns-repeated="22" table:default-cell-style-name="Default"/>
        <table:table-row table:style-name="ro1">
          <table:table-cell office:value-type="string">
            <text:p>BASE VALUES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FIRST RUN THROUGH (NEIGHBOR SUMMATION – 8)</text:p>
          </table:table-cell>
          <table:table-cell table:number-columns-repeated="11"/>
          <table:table-cell table:number-columns-repeated="4"/>
          <table:table-cell table:number-columns-repeated="6"/>
        </table:table-row>
        <table:table-row table:style-name="ro1">
          <table:table-cell table:number-columns-repeated="12"/>
          <table:table-cell/>
          <table:table-cell table:formula="oooc:=[.M2]+[.M3]+[.M4]+[.N2]+[.N4]+[.O2]+[.O3]+[.O4]-8" office:value-type="float" office:value="0">
            <text:p>0</text:p>
          </table:table-cell>
          <table:table-cell table:formula="oooc:=[.N2]+[.N3]+[.N4]+[.O2]+[.O4]+[.P2]+[.P3]+[.P4]-8" office:value-type="float" office:value="2">
            <text:p>2</text:p>
          </table:table-cell>
          <table:table-cell table:formula="oooc:=[.O2]+[.O3]+[.O4]+[.P2]+[.P4]+[.Q2]+[.Q3]+[.Q4]-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  <table:table-cell table:number-columns-repeated="4"/>
          <table:table-cell table:formula="oooc:=[.M3]+[.M4]+[.M5]+[.N3]+[.N5]+[.O3]+[.O4]+[.O5]-8" office:value-type="float" office:value="1">
            <text:p>1</text:p>
          </table:table-cell>
          <table:table-cell table:formula="oooc:=[.N3]+[.N4]+[.N5]+[.O3]+[.O5]+[.P3]+[.P4]+[.P5]-8" office:value-type="float" office:value="2">
            <text:p>2</text:p>
          </table:table-cell>
          <table:table-cell table:formula="oooc:=[.O3]+[.O4]+[.O5]+[.P3]+[.P5]+[.Q3]+[.Q4]+[.Q5]-8" office:value-type="float" office:value="0">
            <text:p>0</text:p>
          </table:table-cell>
          <table:table-cell/>
          <table:table-cell table:number-columns-repeated="5"/>
        </table:table-row>
        <table:table-row table:style-name="ro1">
          <table:table-cell/>
          <table:table-cell table:formula="oooc:=[.A4]+[.A5]+[.A6]+[.B4]+[.B6]+[.C4]+[.C5]+[.C6]-8" office:value-type="float" office:value="0">
            <text:p>0</text:p>
          </table:table-cell>
          <table:table-cell table:formula="oooc:=[.B4]+[.B5]+[.B6]+[.C4]+[.C6]+[.D4]+[.D5]+[.D6]-8" office:value-type="float" office:value="0">
            <text:p>0</text:p>
          </table:table-cell>
          <table:table-cell table:formula="oooc:=[.C4]+[.C5]+[.C6]+[.D4]+[.D6]+[.E4]+[.E5]+[.E6]-8" office:value-type="float" office:value="0">
            <text:p>0</text:p>
          </table:table-cell>
          <table:table-cell table:formula="oooc:=[.D4]+[.D5]+[.D6]+[.E4]+[.E6]+[.F4]+[.F5]+[.F6]-8" office:value-type="float" office:value="0">
            <text:p>0</text:p>
          </table:table-cell>
          <table:table-cell table:formula="oooc:=[.E4]+[.E5]+[.E6]+[.F4]+[.F6]+[.G4]+[.G5]+[.G6]-8" office:value-type="float" office:value="-1">
            <text:p>-1</text:p>
          </table:table-cell>
          <table:table-cell table:formula="oooc:=[.F4]+[.F5]+[.F6]+[.G4]+[.G6]+[.H4]+[.H5]+[.H6]-8" office:value-type="float" office:value="-4">
            <text:p>-4</text:p>
          </table:table-cell>
          <table:table-cell/>
          <table:table-cell/>
          <table:table-cell/>
          <table:table-cell table:formula="oooc:=[.J4]+[.J5]+[.J6]+[.K4]+[.K6]+[.L4]+[.L5]+[.L6]-8" office:value-type="float" office:value="0">
            <text:p>0</text:p>
          </table:table-cell>
          <table:table-cell table:formula="oooc:=[.K4]+[.K5]+[.K6]+[.L4]+[.L6]+[.M4]+[.M5]+[.M6]-8" office:value-type="float" office:value="0">
            <text:p>0</text:p>
          </table:table-cell>
          <table:table-cell table:formula="oooc:=[.L4]+[.L5]+[.L6]+[.M4]+[.M6]+[.N4]+[.N5]+[.N6]-8" office:value-type="float" office:value="1">
            <text:p>1</text:p>
          </table:table-cell>
          <table:table-cell table:formula="oooc:=[.M4]+[.M5]+[.M6]+[.N4]+[.N6]+[.O4]+[.O5]+[.O6]-8" office:value-type="float" office:value="4">
            <text:p>4</text:p>
          </table:table-cell>
          <table:table-cell table:formula="oooc:=[.N4]+[.N5]+[.N6]+[.O4]+[.O6]+[.P4]+[.P5]+[.P6]-8" office:value-type="float" office:value="3">
            <text:p>3</text:p>
          </table:table-cell>
          <table:table-cell table:formula="oooc:=[.O4]+[.O5]+[.O6]+[.P4]+[.P6]+[.Q4]+[.Q5]+[.Q6]-8" office:value-type="float" office:value="0">
            <text:p>0</text:p>
          </table:table-cell>
          <table:table-cell/>
          <table:table-cell table:number-columns-repeated="5"/>
        </table:table-row>
        <table:table-row table:style-name="ro1">
          <table:table-cell/>
          <table:table-cell table:formula="oooc:=[.A5]+[.A6]+[.A7]+[.B5]+[.B7]+[.C5]+[.C6]+[.C7]-8" office:value-type="float" office:value="2">
            <text:p>2</text:p>
          </table:table-cell>
          <table:table-cell table:formula="oooc:=[.B5]+[.B6]+[.B7]+[.C5]+[.C7]+[.D5]+[.D6]+[.D7]-8" office:value-type="float" office:value="2">
            <text:p>2</text:p>
          </table:table-cell>
          <table:table-cell table:formula="oooc:=[.C5]+[.C6]+[.C7]+[.D5]+[.D7]+[.E5]+[.E6]+[.E7]-8" office:value-type="float" office:value="2">
            <text:p>2</text:p>
          </table:table-cell>
          <table:table-cell table:formula="oooc:=[.D5]+[.D6]+[.D7]+[.E5]+[.E7]+[.F5]+[.F6]+[.F7]-8" office:value-type="float" office:value="3">
            <text:p>3</text:p>
          </table:table-cell>
          <table:table-cell table:formula="oooc:=[.E5]+[.E6]+[.E7]+[.F5]+[.F7]+[.G5]+[.G6]+[.G7]-8" office:value-type="float" office:value="2">
            <text:p>2</text:p>
          </table:table-cell>
          <table:table-cell table:formula="oooc:=[.F5]+[.F6]+[.F7]+[.G5]+[.G7]+[.H5]+[.H6]+[.H7]-8" office:value-type="float" office:value="-1">
            <text:p>-1</text:p>
          </table:table-cell>
          <table:table-cell/>
          <table:table-cell/>
          <table:table-cell/>
          <table:table-cell table:formula="oooc:=[.J5]+[.J6]+[.J7]+[.K5]+[.K7]+[.L5]+[.L6]+[.L7]-8" office:value-type="float" office:value="2">
            <text:p>2</text:p>
          </table:table-cell>
          <table:table-cell table:formula="oooc:=[.K5]+[.K6]+[.K7]+[.L5]+[.L7]+[.M5]+[.M6]+[.M7]-8" office:value-type="float" office:value="2">
            <text:p>2</text:p>
          </table:table-cell>
          <table:table-cell table:formula="oooc:=[.L5]+[.L6]+[.L7]+[.M5]+[.M7]+[.N5]+[.N6]+[.N7]-8" office:value-type="float" office:value="2">
            <text:p>2</text:p>
          </table:table-cell>
          <table:table-cell table:formula="oooc:=[.M5]+[.M6]+[.M7]+[.N5]+[.N7]+[.O5]+[.O6]+[.O7]-8" office:value-type="float" office:value="4">
            <text:p>4</text:p>
          </table:table-cell>
          <table:table-cell table:formula="oooc:=[.N5]+[.N6]+[.N7]+[.O5]+[.O7]+[.P5]+[.P6]+[.P7]-8" office:value-type="float" office:value="3">
            <text:p>3</text:p>
          </table:table-cell>
          <table:table-cell table:formula="oooc:=[.O5]+[.O6]+[.O7]+[.P5]+[.P7]+[.Q5]+[.Q6]+[.Q7]-8" office:value-type="float" office:value="0">
            <text:p>0</text:p>
          </table:table-cell>
          <table:table-cell/>
          <table:table-cell table:number-columns-repeated="5"/>
        </table:table-row>
        <table:table-row table:style-name="ro1">
          <table:table-cell/>
          <table:table-cell table:formula="oooc:=[.A6]+[.A7]+[.A8]+[.B6]+[.B8]+[.C6]+[.C7]+[.C8]-8" office:value-type="float" office:value="0">
            <text:p>0</text:p>
          </table:table-cell>
          <table:table-cell table:formula="oooc:=[.B6]+[.B7]+[.B8]+[.C6]+[.C8]+[.D6]+[.D7]+[.D8]-8" office:value-type="float" office:value="0">
            <text:p>0</text:p>
          </table:table-cell>
          <table:table-cell table:formula="oooc:=[.C6]+[.C7]+[.C8]+[.D6]+[.D8]+[.E6]+[.E7]+[.E8]-8" office:value-type="float" office:value="1">
            <text:p>1</text:p>
          </table:table-cell>
          <table:table-cell table:formula="oooc:=[.D6]+[.D7]+[.D8]+[.E6]+[.E8]+[.F6]+[.F7]+[.F8]-8" office:value-type="float" office:value="4">
            <text:p>4</text:p>
          </table:table-cell>
          <table:table-cell table:formula="oooc:=[.E6]+[.E7]+[.E8]+[.F6]+[.F8]+[.G6]+[.G7]+[.G8]-8" office:value-type="float" office:value="3">
            <text:p>3</text:p>
          </table:table-cell>
          <table:table-cell table:formula="oooc:=[.F6]+[.F7]+[.F8]+[.G6]+[.G8]+[.H6]+[.H7]+[.H8]-8" office:value-type="float" office:value="0">
            <text:p>0</text:p>
          </table:table-cell>
          <table:table-cell/>
          <table:table-cell/>
          <table:table-cell/>
          <table:table-cell table:formula="oooc:=[.J6]+[.J7]+[.J8]+[.K6]+[.K8]+[.L6]+[.L7]+[.L8]-8" office:value-type="float" office:value="0">
            <text:p>0</text:p>
          </table:table-cell>
          <table:table-cell table:formula="oooc:=[.K6]+[.K7]+[.K8]+[.L6]+[.L8]+[.M6]+[.M7]+[.M8]-8" office:value-type="float" office:value="0">
            <text:p>0</text:p>
          </table:table-cell>
          <table:table-cell table:formula="oooc:=[.L6]+[.L7]+[.L8]+[.M6]+[.M8]+[.N6]+[.N7]+[.N8]-8" office:value-type="float" office:value="1">
            <text:p>1</text:p>
          </table:table-cell>
          <table:table-cell table:formula="oooc:=[.M6]+[.M7]+[.M8]+[.N6]+[.N8]+[.O6]+[.O7]+[.O8]-8" office:value-type="float" office:value="4">
            <text:p>4</text:p>
          </table:table-cell>
          <table:table-cell table:formula="oooc:=[.N6]+[.N7]+[.N8]+[.O6]+[.O8]+[.P6]+[.P7]+[.P8]-8" office:value-type="float" office:value="3">
            <text:p>3</text:p>
          </table:table-cell>
          <table:table-cell table:formula="oooc:=[.O6]+[.O7]+[.O8]+[.P6]+[.P8]+[.Q6]+[.Q7]+[.Q8]-8" office:value-type="float" office:value="0">
            <text:p>0</text:p>
          </table:table-cell>
          <table:table-cell/>
          <table:table-cell table:number-columns-repeated="5"/>
        </table:table-row>
        <table:table-row table:style-name="ro1">
          <table:table-cell table:number-columns-repeated="4"/>
          <table:table-cell table:formula="oooc:=[.D7]+[.D8]+[.D9]+[.E7]+[.E9]+[.F7]+[.F8]+[.F9]-8" office:value-type="float" office:value="1">
            <text:p>1</text:p>
          </table:table-cell>
          <table:table-cell table:formula="oooc:=[.E7]+[.E8]+[.E9]+[.F7]+[.F9]+[.G7]+[.G8]+[.G9]-8" office:value-type="float" office:value="2">
            <text:p>2</text:p>
          </table:table-cell>
          <table:table-cell table:formula="oooc:=[.F7]+[.F8]+[.F9]+[.G7]+[.G9]+[.H7]+[.H8]+[.H9]-8" office:value-type="float" office:value="0">
            <text:p>0</text:p>
          </table:table-cell>
          <table:table-cell/>
          <table:table-cell/>
          <table:table-cell table:number-columns-repeated="4"/>
          <table:table-cell table:formula="oooc:=[.M7]+[.M8]+[.M9]+[.N7]+[.N9]+[.O7]+[.O8]+[.O9]-8" office:value-type="float" office:value="1">
            <text:p>1</text:p>
          </table:table-cell>
          <table:table-cell table:formula="oooc:=[.N7]+[.N8]+[.N9]+[.O7]+[.O9]+[.P7]+[.P8]+[.P9]-8" office:value-type="float" office:value="2">
            <text:p>2</text:p>
          </table:table-cell>
          <table:table-cell table:formula="oooc:=[.O7]+[.O8]+[.O9]+[.P7]+[.P9]+[.Q7]+[.Q8]+[.Q9]-8" office:value-type="float" office:value="0">
            <text:p>0</text:p>
          </table:table-cell>
          <table:table-cell/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ooc:=[.D8]+[.D9]+[.D10]+[.E8]+[.E10]+[.F8]+[.F9]+[.F10]-8" office:value-type="float" office:value="0">
            <text:p>0</text:p>
          </table:table-cell>
          <table:table-cell table:formula="oooc:=[.E8]+[.E9]+[.E10]+[.F8]+[.F10]+[.G8]+[.G9]+[.G10]-8" office:value-type="float" office:value="2">
            <text:p>2</text:p>
          </table:table-cell>
          <table:table-cell table:formula="oooc:=[.F8]+[.F9]+[.F10]+[.G8]+[.G10]+[.H8]+[.H9]+[.H10]-8" office:value-type="float" office:value="0">
            <text:p>0</text:p>
          </table:table-cell>
          <table:table-cell/>
          <table:table-cell table:number-columns-repeated="4"/>
          <table:table-cell/>
          <table:table-cell table:formula="oooc:=[.M8]+[.M9]+[.M10]+[.N8]+[.N10]+[.O8]+[.O9]+[.O10]-8" office:value-type="float" office:value="0">
            <text:p>0</text:p>
          </table:table-cell>
          <table:table-cell table:formula="oooc:=[.N8]+[.N9]+[.N10]+[.O8]+[.O10]+[.P8]+[.P9]+[.P10]-8" office:value-type="float" office:value="2">
            <text:p>2</text:p>
          </table:table-cell>
          <table:table-cell table:formula="oooc:=[.O8]+[.O9]+[.O10]+[.P8]+[.P10]+[.Q8]+[.Q9]+[.Q10]-8" office:value-type="float" office:value="0">
            <text:p>0</text:p>
          </table:table-cell>
          <table:table-cell/>
          <table:table-cell table:number-columns-repeated="5"/>
        </table:table-row>
        <table:table-row table:style-name="ro1">
          <table:table-cell table:number-columns-repeated="3"/>
          <table:table-cell table:number-columns-repeated="5"/>
          <table:table-cell table:number-columns-repeated="4"/>
          <table:table-cell table:number-columns-repeated="4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table:formula="oooc:=[.M12]+[.M13]+[.M14]+[.N12]+[.N14]+[.O12]+[.O13]+[.O14]" office:value-type="float" office:value="5">
            <text:p>5</text:p>
          </table:table-cell>
          <table:table-cell table:formula="oooc:=[.N12]+[.N13]+[.N14]+[.O12]+[.O14]+[.P12]+[.P13]+[.P14]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13"/>
          <table:table-cell table:formula="oooc:=[.M13]+[.M14]+[.M15]+[.N13]+[.N15]+[.O13]+[.O14]+[.O15]" office:value-type="float" office:value="12">
            <text:p>12</text:p>
          </table:table-cell>
          <table:table-cell table:formula="oooc:=[.N13]+[.N14]+[.N15]+[.O13]+[.O15]+[.P13]+[.P14]+[.P15]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table:formula="oooc:=[.A14]+[.A15]+[.A16]+[.B14]+[.B16]+[.C14]+[.C15]+[.C16]" office:value-type="float" office:value="4">
            <text:p>4</text:p>
          </table:table-cell>
          <table:table-cell table:formula="oooc:=[.B14]+[.B15]+[.B16]+[.C14]+[.C16]+[.D14]+[.D15]+[.D16]" office:value-type="float" office:value="6">
            <text:p>6</text:p>
          </table:table-cell>
          <table:table-cell table:formula="oooc:=[.C14]+[.C15]+[.C16]+[.D14]+[.D16]+[.E14]+[.E15]+[.E16]" office:value-type="float" office:value="7">
            <text:p>7</text:p>
          </table:table-cell>
          <table:table-cell table:formula="oooc:=[.D14]+[.D15]+[.D16]+[.E14]+[.E16]+[.F14]+[.F15]+[.F16]" office:value-type="float" office:value="6">
            <text:p>6</text:p>
          </table:table-cell>
          <table:table-cell table:formula="oooc:=[.E14]+[.E15]+[.E16]+[.F14]+[.F16]+[.G14]+[.G15]+[.G16]" office:value-type="float" office:value="0">
            <text:p>0</text:p>
          </table:table-cell>
          <table:table-cell table:formula="oooc:=[.F14]+[.F15]+[.F16]+[.G14]+[.G16]+[.H14]+[.H15]+[.H16]" office:value-type="float" office:value="0">
            <text:p>0</text:p>
          </table:table-cell>
          <table:table-cell table:number-columns-repeated="3"/>
          <table:table-cell table:formula="oooc:=[.J14]+[.J15]+[.J16]+[.K14]+[.K16]+[.L14]+[.L15]+[.L16]" office:value-type="float" office:value="4">
            <text:p>4</text:p>
          </table:table-cell>
          <table:table-cell table:formula="oooc:=[.K14]+[.K15]+[.K16]+[.L14]+[.L16]+[.M14]+[.M15]+[.M16]" office:value-type="float" office:value="7">
            <text:p>7</text:p>
          </table:table-cell>
          <table:table-cell table:formula="oooc:=[.L14]+[.L15]+[.L16]+[.M14]+[.M16]+[.N14]+[.N15]+[.N16]" office:value-type="float" office:value="13">
            <text:p>13</text:p>
          </table:table-cell>
          <table:table-cell table:formula="oooc:=[.M14]+[.M15]+[.M16]+[.N14]+[.N16]+[.O14]+[.O15]+[.O16]" office:value-type="float" office:value="16">
            <text:p>16</text:p>
          </table:table-cell>
          <table:table-cell table:formula="oooc:=[.N14]+[.N15]+[.N16]+[.O14]+[.O16]+[.P14]+[.P15]+[.P16]" office:value-type="float" office:value="14">
            <text:p>14</text:p>
          </table:table-cell>
          <table:table-cell table:formula="oooc:=[.O14]+[.O15]+[.O16]+[.P14]+[.P16]+[.Q14]+[.Q15]+[.Q16]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table:formula="oooc:=[.A15]+[.A16]+[.A17]+[.B15]+[.B17]+[.C15]+[.C16]+[.C17]" office:value-type="float" office:value="2">
            <text:p>2</text:p>
          </table:table-cell>
          <table:table-cell table:formula="oooc:=[.B15]+[.B16]+[.B17]+[.C15]+[.C17]+[.D15]+[.D16]+[.D17]" office:value-type="float" office:value="5">
            <text:p>5</text:p>
          </table:table-cell>
          <table:table-cell table:formula="oooc:=[.C15]+[.C16]+[.C17]+[.D15]+[.D17]+[.E15]+[.E16]+[.E17]" office:value-type="float" office:value="10">
            <text:p>10</text:p>
          </table:table-cell>
          <table:table-cell table:formula="oooc:=[.D15]+[.D16]+[.D17]+[.E15]+[.E17]+[.F15]+[.F16]+[.F17]" office:value-type="float" office:value="11">
            <text:p>11</text:p>
          </table:table-cell>
          <table:table-cell table:formula="oooc:=[.E15]+[.E16]+[.E17]+[.F15]+[.F17]+[.G15]+[.G16]+[.G17]" office:value-type="float" office:value="4">
            <text:p>4</text:p>
          </table:table-cell>
          <table:table-cell table:formula="oooc:=[.F15]+[.F16]+[.F17]+[.G15]+[.G17]+[.H15]+[.H16]+[.H17]" office:value-type="float" office:value="0">
            <text:p>0</text:p>
          </table:table-cell>
          <table:table-cell table:number-columns-repeated="3"/>
          <table:table-cell table:formula="oooc:=[.J15]+[.J16]+[.J17]+[.K15]+[.K17]+[.L15]+[.L16]+[.L17]" office:value-type="float" office:value="2">
            <text:p>2</text:p>
          </table:table-cell>
          <table:table-cell table:formula="oooc:=[.K15]+[.K16]+[.K17]+[.L15]+[.L17]+[.M15]+[.M16]+[.M17]" office:value-type="float" office:value="6">
            <text:p>6</text:p>
          </table:table-cell>
          <table:table-cell table:formula="oooc:=[.L15]+[.L16]+[.L17]+[.M15]+[.M17]+[.N15]+[.N16]+[.N17]" office:value-type="float" office:value="16">
            <text:p>16</text:p>
          </table:table-cell>
          <table:table-cell table:style-name="ce25" table:formula="oooc:=[.M15]+[.M16]+[.M17]+[.N15]+[.N17]+[.O15]+[.O16]+[.O17]" office:value-type="float" office:value="21">
            <text:p>21</text:p>
          </table:table-cell>
          <table:table-cell table:formula="oooc:=[.N15]+[.N16]+[.N17]+[.O15]+[.O17]+[.P15]+[.P16]+[.P17]" office:value-type="float" office:value="18">
            <text:p>18</text:p>
          </table:table-cell>
          <table:table-cell table:formula="oooc:=[.O15]+[.O16]+[.O17]+[.P15]+[.P17]+[.Q15]+[.Q16]+[.Q17]"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table:formula="oooc:=[.A16]+[.A17]+[.A18]+[.B16]+[.B18]+[.C16]+[.C17]+[.C18]" office:value-type="float" office:value="4">
            <text:p>4</text:p>
          </table:table-cell>
          <table:table-cell table:formula="oooc:=[.B16]+[.B17]+[.B18]+[.C16]+[.C18]+[.D16]+[.D17]+[.D18]" office:value-type="float" office:value="7">
            <text:p>7</text:p>
          </table:table-cell>
          <table:table-cell table:formula="oooc:=[.C16]+[.C17]+[.C18]+[.D16]+[.D18]+[.E16]+[.E17]+[.E18]" office:value-type="float" office:value="12">
            <text:p>12</text:p>
          </table:table-cell>
          <table:table-cell table:style-name="ce25" table:formula="oooc:=[.D16]+[.D17]+[.D18]+[.E16]+[.E18]+[.F16]+[.F17]+[.F18]" office:value-type="float" office:value="14">
            <text:p>14</text:p>
          </table:table-cell>
          <table:table-cell table:formula="oooc:=[.E16]+[.E17]+[.E18]+[.F16]+[.F18]+[.G16]+[.G17]+[.G18]" office:value-type="float" office:value="11">
            <text:p>11</text:p>
          </table:table-cell>
          <table:table-cell table:formula="oooc:=[.F16]+[.F17]+[.F18]+[.G16]+[.G18]+[.H16]+[.H17]+[.H18]" office:value-type="float" office:value="6">
            <text:p>6</text:p>
          </table:table-cell>
          <table:table-cell table:number-columns-repeated="3"/>
          <table:table-cell table:formula="oooc:=[.J16]+[.J17]+[.J18]+[.K16]+[.K18]+[.L16]+[.L17]+[.L18]" office:value-type="float" office:value="4">
            <text:p>4</text:p>
          </table:table-cell>
          <table:table-cell table:formula="oooc:=[.K16]+[.K17]+[.K18]+[.L16]+[.L18]+[.M16]+[.M17]+[.M18]" office:value-type="float" office:value="7">
            <text:p>7</text:p>
          </table:table-cell>
          <table:table-cell table:formula="oooc:=[.L16]+[.L17]+[.L18]+[.M16]+[.M18]+[.N16]+[.N17]+[.N18]" office:value-type="float" office:value="13">
            <text:p>13</text:p>
          </table:table-cell>
          <table:table-cell table:formula="oooc:=[.M16]+[.M17]+[.M18]+[.N16]+[.N18]+[.O16]+[.O17]+[.O18]" office:value-type="float" office:value="16">
            <text:p>16</text:p>
          </table:table-cell>
          <table:table-cell table:formula="oooc:=[.N16]+[.N17]+[.N18]+[.O16]+[.O18]+[.P16]+[.P17]+[.P18]" office:value-type="float" office:value="14">
            <text:p>14</text:p>
          </table:table-cell>
          <table:table-cell table:formula="oooc:=[.O16]+[.O17]+[.O18]+[.P16]+[.P18]+[.Q16]+[.Q17]+[.Q18]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ooc:=[.D17]+[.D18]+[.D19]+[.E17]+[.E19]+[.F17]+[.F18]+[.F19]" office:value-type="float" office:value="12">
            <text:p>12</text:p>
          </table:table-cell>
          <table:table-cell table:formula="oooc:=[.E17]+[.E18]+[.E19]+[.F17]+[.F19]+[.G17]+[.G18]+[.G19]" office:value-type="float" office:value="10">
            <text:p>10</text:p>
          </table:table-cell>
          <table:table-cell table:formula="oooc:=[.F17]+[.F18]+[.F19]+[.G17]+[.G19]+[.H17]+[.H18]+[.H19]" office:value-type="float" office:value="7">
            <text:p>7</text:p>
          </table:table-cell>
          <table:table-cell table:number-columns-repeated="6"/>
          <table:table-cell table:formula="oooc:=[.M17]+[.M18]+[.M19]+[.N17]+[.N19]+[.O17]+[.O18]+[.O19]" office:value-type="float" office:value="12">
            <text:p>12</text:p>
          </table:table-cell>
          <table:table-cell table:formula="oooc:=[.N17]+[.N18]+[.N19]+[.O17]+[.O19]+[.P17]+[.P18]+[.P19]" office:value-type="float" office:value="10">
            <text:p>10</text:p>
          </table:table-cell>
          <table:table-cell table:formula="oooc:=[.O17]+[.O18]+[.O19]+[.P17]+[.P19]+[.Q17]+[.Q18]+[.Q19]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ooc:=[.D18]+[.D19]+[.D20]+[.E18]+[.E20]+[.F18]+[.F19]+[.F20]" office:value-type="float" office:value="5">
            <text:p>5</text:p>
          </table:table-cell>
          <table:table-cell table:formula="oooc:=[.E18]+[.E19]+[.E20]+[.F18]+[.F20]+[.G18]+[.G19]+[.G20]" office:value-type="float" office:value="3">
            <text:p>3</text:p>
          </table:table-cell>
          <table:table-cell table:formula="oooc:=[.F18]+[.F19]+[.F20]+[.G18]+[.G20]+[.H18]+[.H19]+[.H20]" office:value-type="float" office:value="4">
            <text:p>4</text:p>
          </table:table-cell>
          <table:table-cell table:number-columns-repeated="6"/>
          <table:table-cell table:formula="oooc:=[.M18]+[.M19]+[.M20]+[.N18]+[.N20]+[.O18]+[.O19]+[.O20]" office:value-type="float" office:value="5">
            <text:p>5</text:p>
          </table:table-cell>
          <table:table-cell table:formula="oooc:=[.N18]+[.N19]+[.N20]+[.O18]+[.O20]+[.P18]+[.P19]+[.P20]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</table:table-row>
      </table:table>
      <table:table table:name="Mapping" table:style-name="ta1" table:print="false">
        <office:forms form:automatic-focus="false" form:apply-design-mode="false"/>
        <table:table-column table:style-name="co11" table:number-columns-repeated="39" table:default-cell-style-name="ce29"/>
        <table:table-column table:style-name="co4" table:number-columns-repeated="217" table:default-cell-style-name="ce29"/>
        <table:table-row table:style-name="ro1">
          <table:table-cell table:style-name="ce26" table:number-columns-repeated="12"/>
          <table:table-cell table:style-name="ce26" office:value-type="float" office:value="25">
            <text:p>25</text:p>
          </table:table-cell>
          <table:table-cell table:style-name="ce26"/>
          <table:table-cell table:style-name="ce26" office:value-type="string">
            <text:p>Original Gray Area</text:p>
          </table:table-cell>
          <table:table-cell table:style-name="ce26" table:number-columns-repeated="4"/>
          <table:table-cell table:style-name="ce30"/>
          <table:table-cell table:style-name="ce26" table:number-columns-repeated="5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24">
            <text:p>24</text:p>
          </table:table-cell>
          <table:table-cell table:style-name="ce27" table:number-columns-repeated="6"/>
          <table:table-cell table:style-name="ce30"/>
          <table:table-cell table:style-name="ce27" table:number-columns-repeated="5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23">
            <text:p>23</text:p>
          </table:table-cell>
          <table:table-cell table:style-name="ce27" table:number-columns-repeated="6"/>
          <table:table-cell table:style-name="ce30"/>
          <table:table-cell table:style-name="ce27" table:number-columns-repeated="5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22">
            <text:p>22</text:p>
          </table:table-cell>
          <table:table-cell table:style-name="ce27" table:number-columns-repeated="6"/>
          <table:table-cell table:style-name="ce30"/>
          <table:table-cell table:style-name="ce27" table:number-columns-repeated="5"/>
          <table:table-cell table:style-name="ce31"/>
          <table:table-cell table:number-columns-repeated="230"/>
        </table:table-row>
        <table:table-row table:style-name="ro1">
          <table:table-cell table:style-name="ce28" table:number-columns-repeated="12"/>
          <table:table-cell table:style-name="ce28" office:value-type="float" office:value="21">
            <text:p>21</text:p>
          </table:table-cell>
          <table:table-cell table:style-name="ce28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20">
            <text:p>20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9">
            <text:p>19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8">
            <text:p>18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7">
            <text:p>17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6">
            <text:p>16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5">
            <text:p>15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3"/>
          <table:table-cell table:style-name="ce30"/>
          <table:table-cell table:style-name="ce27" table:number-columns-repeated="2"/>
          <table:table-cell table:style-name="ce28"/>
          <table:table-cell table:style-name="ce27" table:number-columns-repeated="5"/>
          <table:table-cell table:style-name="ce27" office:value-type="float" office:value="14">
            <text:p>14</text:p>
          </table:table-cell>
          <table:table-cell table:style-name="ce27" table:number-columns-repeated="12"/>
          <table:table-cell table:style-name="ce31"/>
          <table:table-cell table:number-columns-repeated="3"/>
          <table:table-cell table:style-name="ce30"/>
          <table:table-cell table:number-columns-repeated="226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3">
            <text:p>13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office:value-type="float" office:value="0">
            <text:p>0</text:p>
          </table:table-cell>
          <table:table-cell table:style-name="ce27" table:formula="oooc:=[.A14]+1" office:value-type="float" office:value="1">
            <text:p>1</text:p>
          </table:table-cell>
          <table:table-cell table:style-name="ce27" table:formula="oooc:=[.B14]+1" office:value-type="float" office:value="2">
            <text:p>2</text:p>
          </table:table-cell>
          <table:table-cell table:style-name="ce27" table:formula="oooc:=[.C14]+1" office:value-type="float" office:value="3">
            <text:p>3</text:p>
          </table:table-cell>
          <table:table-cell table:style-name="ce27" table:formula="oooc:=[.D14]+1" office:value-type="float" office:value="4">
            <text:p>4</text:p>
          </table:table-cell>
          <table:table-cell table:style-name="ce27" table:formula="oooc:=[.E14]+1" office:value-type="float" office:value="5">
            <text:p>5</text:p>
          </table:table-cell>
          <table:table-cell table:style-name="ce28" table:formula="oooc:=[.F14]+1" office:value-type="float" office:value="6">
            <text:p>6</text:p>
          </table:table-cell>
          <table:table-cell table:style-name="ce27" table:formula="oooc:=[.G14]+1" office:value-type="float" office:value="7">
            <text:p>7</text:p>
          </table:table-cell>
          <table:table-cell table:style-name="ce27" table:formula="oooc:=[.H14]+1" office:value-type="float" office:value="8">
            <text:p>8</text:p>
          </table:table-cell>
          <table:table-cell table:style-name="ce27" table:formula="oooc:=[.I14]+1" office:value-type="float" office:value="9">
            <text:p>9</text:p>
          </table:table-cell>
          <table:table-cell table:style-name="ce27" table:formula="oooc:=[.J14]+1" office:value-type="float" office:value="10">
            <text:p>10</text:p>
          </table:table-cell>
          <table:table-cell table:style-name="ce27" table:formula="oooc:=[.K14]+1" office:value-type="float" office:value="11">
            <text:p>11</text:p>
          </table:table-cell>
          <table:table-cell table:style-name="ce27" table:formula="oooc:=[.L14]+1" office:value-type="float" office:value="12">
            <text:p>12</text:p>
          </table:table-cell>
          <table:table-cell table:style-name="ce27" table:formula="oooc:=[.M14]+1" office:value-type="float" office:value="13">
            <text:p>13</text:p>
          </table:table-cell>
          <table:table-cell table:style-name="ce27" table:formula="oooc:=[.N14]+1" office:value-type="float" office:value="14">
            <text:p>14</text:p>
          </table:table-cell>
          <table:table-cell table:style-name="ce27" table:formula="oooc:=[.O14]+1" office:value-type="float" office:value="15">
            <text:p>15</text:p>
          </table:table-cell>
          <table:table-cell table:style-name="ce27" table:formula="oooc:=[.P14]+1" office:value-type="float" office:value="16">
            <text:p>16</text:p>
          </table:table-cell>
          <table:table-cell table:style-name="ce27" table:formula="oooc:=[.Q14]+1" office:value-type="float" office:value="17">
            <text:p>17</text:p>
          </table:table-cell>
          <table:table-cell table:style-name="ce27" table:formula="oooc:=[.R14]+1" office:value-type="float" office:value="18">
            <text:p>18</text:p>
          </table:table-cell>
          <table:table-cell table:style-name="ce27" table:formula="oooc:=[.S14]+1" office:value-type="float" office:value="19">
            <text:p>19</text:p>
          </table:table-cell>
          <table:table-cell table:style-name="ce27" table:formula="oooc:=[.T14]+1" office:value-type="float" office:value="20">
            <text:p>20</text:p>
          </table:table-cell>
          <table:table-cell table:style-name="ce27" table:formula="oooc:=[.U14]+1" office:value-type="float" office:value="21">
            <text:p>21</text:p>
          </table:table-cell>
          <table:table-cell table:style-name="ce27" table:formula="oooc:=[.V14]+1" office:value-type="float" office:value="22">
            <text:p>22</text:p>
          </table:table-cell>
          <table:table-cell table:style-name="ce27" table:formula="oooc:=[.W14]+1" office:value-type="float" office:value="23">
            <text:p>23</text:p>
          </table:table-cell>
          <table:table-cell table:style-name="ce27" table:formula="oooc:=[.X14]+1" office:value-type="float" office:value="24">
            <text:p>24</text:p>
          </table:table-cell>
          <table:table-cell table:style-name="ce31" table:formula="oooc:=[.Y14]+1" office:value-type="float" office:value="25">
            <text:p>25</text:p>
          </table:table-cell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1">
            <text:p>11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0">
            <text:p>10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9">
            <text:p>9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8">
            <text:p>8</text:p>
          </table:table-cell>
          <table:table-cell table:style-name="ce27" table:number-columns-repeated="6"/>
          <table:table-cell table:style-name="ce28" office:value-type="string">
            <text:p>R</text:p>
          </table:table-cell>
          <table:table-cell table:style-name="ce27" table:number-columns-repeated="5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7">
            <text:p>7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6">
            <text:p>6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5">
            <text:p>5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4">
            <text:p>4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3">
            <text:p>3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table:number-columns-repeated="12"/>
          <table:table-cell table:style-name="ce31"/>
          <table:table-cell table:number-columns-repeated="230"/>
        </table:table-row>
        <table:table-row table:style-name="ro1">
          <table:table-cell table:style-name="ce27" office:value-type="string">
            <text:p>0,0</text:p>
          </table:table-cell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7" office:value-type="float" office:value="0">
            <text:p>0</text:p>
          </table:table-cell>
          <table:table-cell table:style-name="ce27" table:number-columns-repeated="12"/>
          <table:table-cell table:style-name="ce31" office:value-type="float" office:value="25">
            <text:p>25</text:p>
          </table:table-cell>
          <table:table-cell table:number-columns-repeated="230"/>
        </table:table-row>
        <table:table-row table:style-name="ro1" table:number-rows-repeated="4">
          <table:table-cell table:number-columns-repeated="19"/>
          <table:table-cell table:style-name="ce30"/>
          <table:table-cell table:number-columns-repeated="236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p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52" table:default-cell-style-name="Default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Angle</text:p>
          </table:table-cell>
          <table:table-cell office:value-type="string">
            <text:p>Rads</text:p>
          </table:table-cell>
          <table:table-cell office:value-type="string">
            <text:p>Reading</text:p>
          </table:table-cell>
          <table:table-cell office:value-type="string">
            <text:p>Reading(in)</text:p>
          </table:table-cell>
          <table:table-cell/>
          <table:table-cell office:value-type="string">
            <text:p>Y</text:p>
          </table:table-cell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 office:value-type="float" office:value="-60">
            <text:p>-60</text:p>
          </table:table-cell>
          <table:table-cell table:formula="oooc:=[.A4]*PI()/180" office:value-type="float" office:value="-1.0471975511966">
            <text:p>-1.05</text:p>
          </table:table-cell>
          <table:table-cell office:value-type="float" office:value="59">
            <text:p>59</text:p>
          </table:table-cell>
          <table:table-cell table:formula="oooc:=[.C4]*(12/64)" office:value-type="float" office:value="11.0625">
            <text:p>11.06</text:p>
          </table:table-cell>
          <table:table-cell/>
          <table:table-cell table:formula="oooc:=COS([.B4])*[.D4]" office:value-type="float" office:value="5.53125">
            <text:p>5.53</text:p>
          </table:table-cell>
          <table:table-cell table:formula="oooc:=-SIN([.B4])*[.D4]" office:value-type="float" office:value="9.58040602936535">
            <text:p>9.58</text:p>
          </table:table-cell>
          <table:table-cell table:number-columns-repeated="249"/>
        </table:table-row>
        <table:table-row table:style-name="ro1">
          <table:table-cell table:formula="oooc:=[.A4]+5" office:value-type="float" office:value="-55">
            <text:p>-55</text:p>
          </table:table-cell>
          <table:table-cell table:formula="oooc:=[.A5]*PI()/180" office:value-type="float" office:value="-0.959931088596881">
            <text:p>-0.96</text:p>
          </table:table-cell>
          <table:table-cell office:value-type="float" office:value="30">
            <text:p>30</text:p>
          </table:table-cell>
          <table:table-cell table:formula="oooc:=[.C5]*(12/64)" office:value-type="float" office:value="5.625">
            <text:p>5.63</text:p>
          </table:table-cell>
          <table:table-cell/>
          <table:table-cell table:formula="oooc:=COS([.B5])*[.D5]" office:value-type="float" office:value="3.22636745447463">
            <text:p>3.23</text:p>
          </table:table-cell>
          <table:table-cell table:formula="oooc:=-SIN([.B5])*[.D5]" office:value-type="float" office:value="4.60773024912558">
            <text:p>4.61</text:p>
          </table:table-cell>
          <table:table-cell>
            <draw:frame table:end-cell-address="Map.P24" table:end-x="0.6315in" table:end-y="0.0417in" draw:z-index="0" draw:style-name="gr1" svg:width="5.5358in" svg:height="3.3547in" svg:x="0.6638in" svg:y="0.052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 table:formula="oooc:=[.A5]+5" office:value-type="float" office:value="-50">
            <text:p>-50</text:p>
          </table:table-cell>
          <table:table-cell table:formula="oooc:=[.A6]*PI()/180" office:value-type="float" office:value="-0.872664625997165">
            <text:p>-0.87</text:p>
          </table:table-cell>
          <table:table-cell office:value-type="float" office:value="30">
            <text:p>30</text:p>
          </table:table-cell>
          <table:table-cell table:formula="oooc:=[.C6]*(12/64)" office:value-type="float" office:value="5.625">
            <text:p>5.63</text:p>
          </table:table-cell>
          <table:table-cell/>
          <table:table-cell table:formula="oooc:=COS([.B6])*[.D6]" office:value-type="float" office:value="3.61568030448678">
            <text:p>3.62</text:p>
          </table:table-cell>
          <table:table-cell table:formula="oooc:=-SIN([.B6])*[.D6]" office:value-type="float" office:value="4.30899999254425">
            <text:p>4.31</text:p>
          </table:table-cell>
          <table:table-cell table:number-columns-repeated="249"/>
        </table:table-row>
        <table:table-row table:style-name="ro1">
          <table:table-cell table:formula="oooc:=[.A6]+5" office:value-type="float" office:value="-45">
            <text:p>-45</text:p>
          </table:table-cell>
          <table:table-cell table:formula="oooc:=[.A7]*PI()/180" office:value-type="float" office:value="-0.785398163397448">
            <text:p>-0.79</text:p>
          </table:table-cell>
          <table:table-cell office:value-type="float" office:value="30">
            <text:p>30</text:p>
          </table:table-cell>
          <table:table-cell table:formula="oooc:=[.C7]*(12/64)" office:value-type="float" office:value="5.625">
            <text:p>5.63</text:p>
          </table:table-cell>
          <table:table-cell/>
          <table:table-cell table:formula="oooc:=COS([.B7])*[.D7]" office:value-type="float" office:value="3.97747564417433">
            <text:p>3.98</text:p>
          </table:table-cell>
          <table:table-cell table:formula="oooc:=-SIN([.B7])*[.D7]" office:value-type="float" office:value="3.97747564417433">
            <text:p>3.98</text:p>
          </table:table-cell>
          <table:table-cell table:number-columns-repeated="249"/>
        </table:table-row>
        <table:table-row table:style-name="ro1">
          <table:table-cell table:formula="oooc:=[.A7]+5" office:value-type="float" office:value="-40">
            <text:p>-40</text:p>
          </table:table-cell>
          <table:table-cell table:formula="oooc:=[.A8]*PI()/180" office:value-type="float" office:value="-0.698131700797732">
            <text:p>-0.7</text:p>
          </table:table-cell>
          <table:table-cell office:value-type="float" office:value="184">
            <text:p>184</text:p>
          </table:table-cell>
          <table:table-cell table:formula="oooc:=[.C8]*(12/64)" office:value-type="float" office:value="34.5">
            <text:p>34.5</text:p>
          </table:table-cell>
          <table:table-cell/>
          <table:table-cell table:formula="oooc:=COS([.B8])*[.D8]" office:value-type="float" office:value="26.4285332876047">
            <text:p>26.43</text:p>
          </table:table-cell>
          <table:table-cell table:formula="oooc:=-SIN([.B8])*[.D8]" office:value-type="float" office:value="22.1761725341856">
            <text:p>22.18</text:p>
          </table:table-cell>
          <table:table-cell table:number-columns-repeated="249"/>
        </table:table-row>
        <table:table-row table:style-name="ro1">
          <table:table-cell table:formula="oooc:=[.A8]+5" office:value-type="float" office:value="-35">
            <text:p>-35</text:p>
          </table:table-cell>
          <table:table-cell table:formula="oooc:=[.A9]*PI()/180" office:value-type="float" office:value="-0.610865238198015">
            <text:p>-0.61</text:p>
          </table:table-cell>
          <table:table-cell office:value-type="float" office:value="114">
            <text:p>114</text:p>
          </table:table-cell>
          <table:table-cell table:formula="oooc:=[.C9]*(12/64)" office:value-type="float" office:value="21.375">
            <text:p>21.38</text:p>
          </table:table-cell>
          <table:table-cell/>
          <table:table-cell table:formula="oooc:=COS([.B9])*[.D9]" office:value-type="float" office:value="17.5093749466772">
            <text:p>17.51</text:p>
          </table:table-cell>
          <table:table-cell table:formula="oooc:=-SIN([.B9])*[.D9]" office:value-type="float" office:value="12.2601963270036">
            <text:p>12.26</text:p>
          </table:table-cell>
          <table:table-cell table:number-columns-repeated="249"/>
        </table:table-row>
        <table:table-row table:style-name="ro1">
          <table:table-cell table:formula="oooc:=[.A9]+5" office:value-type="float" office:value="-30">
            <text:p>-30</text:p>
          </table:table-cell>
          <table:table-cell table:formula="oooc:=[.A10]*PI()/180" office:value-type="float" office:value="-0.523598775598299">
            <text:p>-0.52</text:p>
          </table:table-cell>
          <table:table-cell office:value-type="float" office:value="99">
            <text:p>99</text:p>
          </table:table-cell>
          <table:table-cell table:formula="oooc:=[.C10]*(12/64)" office:value-type="float" office:value="18.5625">
            <text:p>18.56</text:p>
          </table:table-cell>
          <table:table-cell/>
          <table:table-cell table:formula="oooc:=COS([.B10])*[.D10]" office:value-type="float" office:value="16.0755965577486">
            <text:p>16.08</text:p>
          </table:table-cell>
          <table:table-cell table:formula="oooc:=-SIN([.B10])*[.D10]" office:value-type="float" office:value="9.28125">
            <text:p>9.28</text:p>
          </table:table-cell>
          <table:table-cell table:number-columns-repeated="249"/>
        </table:table-row>
        <table:table-row table:style-name="ro1">
          <table:table-cell table:formula="oooc:=[.A10]+5" office:value-type="float" office:value="-25">
            <text:p>-25</text:p>
          </table:table-cell>
          <table:table-cell table:formula="oooc:=[.A11]*PI()/180" office:value-type="float" office:value="-0.436332312998582">
            <text:p>-0.44</text:p>
          </table:table-cell>
          <table:table-cell office:value-type="float" office:value="90">
            <text:p>90</text:p>
          </table:table-cell>
          <table:table-cell table:formula="oooc:=[.C11]*(12/64)" office:value-type="float" office:value="16.875">
            <text:p>16.88</text:p>
          </table:table-cell>
          <table:table-cell/>
          <table:table-cell table:formula="oooc:=COS([.B11])*[.D11]" office:value-type="float" office:value="15.2939439062435">
            <text:p>15.29</text:p>
          </table:table-cell>
          <table:table-cell table:formula="oooc:=-SIN([.B11])*[.D11]" office:value-type="float" office:value="7.1316831668743">
            <text:p>7.13</text:p>
          </table:table-cell>
          <table:table-cell table:number-columns-repeated="249"/>
        </table:table-row>
        <table:table-row table:style-name="ro1">
          <table:table-cell table:formula="oooc:=[.A11]+5" office:value-type="float" office:value="-20">
            <text:p>-20</text:p>
          </table:table-cell>
          <table:table-cell table:formula="oooc:=[.A12]*PI()/180" office:value-type="float" office:value="-0.349065850398866">
            <text:p>-0.35</text:p>
          </table:table-cell>
          <table:table-cell office:value-type="float" office:value="75">
            <text:p>75</text:p>
          </table:table-cell>
          <table:table-cell table:formula="oooc:=[.C12]*(12/64)" office:value-type="float" office:value="14.0625">
            <text:p>14.06</text:p>
          </table:table-cell>
          <table:table-cell/>
          <table:table-cell table:formula="oooc:=COS([.B12])*[.D12]" office:value-type="float" office:value="13.2144274798018">
            <text:p>13.21</text:p>
          </table:table-cell>
          <table:table-cell table:formula="oooc:=-SIN([.B12])*[.D12]" office:value-type="float" office:value="4.80965826551722">
            <text:p>4.81</text:p>
          </table:table-cell>
          <table:table-cell table:number-columns-repeated="249"/>
        </table:table-row>
        <table:table-row table:style-name="ro1">
          <table:table-cell table:formula="oooc:=[.A12]+5" office:value-type="float" office:value="-15">
            <text:p>-15</text:p>
          </table:table-cell>
          <table:table-cell table:formula="oooc:=[.A13]*PI()/180" office:value-type="float" office:value="-0.261799387799149">
            <text:p>-0.26</text:p>
          </table:table-cell>
          <table:table-cell office:value-type="float" office:value="71">
            <text:p>71</text:p>
          </table:table-cell>
          <table:table-cell table:formula="oooc:=[.C13]*(12/64)" office:value-type="float" office:value="13.3125">
            <text:p>13.31</text:p>
          </table:table-cell>
          <table:table-cell/>
          <table:table-cell table:formula="oooc:=COS([.B13])*[.D13]" office:value-type="float" office:value="12.8588875624732">
            <text:p>12.86</text:p>
          </table:table-cell>
          <table:table-cell table:formula="oooc:=-SIN([.B13])*[.D13]" office:value-type="float" office:value="3.44552853792731">
            <text:p>3.45</text:p>
          </table:table-cell>
          <table:table-cell table:number-columns-repeated="249"/>
        </table:table-row>
        <table:table-row table:style-name="ro1">
          <table:table-cell table:formula="oooc:=[.A13]+5" office:value-type="float" office:value="-10">
            <text:p>-10</text:p>
          </table:table-cell>
          <table:table-cell table:formula="oooc:=[.A14]*PI()/180" office:value-type="float" office:value="-0.174532925199433">
            <text:p>-0.17</text:p>
          </table:table-cell>
          <table:table-cell office:value-type="float" office:value="69">
            <text:p>69</text:p>
          </table:table-cell>
          <table:table-cell table:formula="oooc:=[.C14]*(12/64)" office:value-type="float" office:value="12.9375">
            <text:p>12.94</text:p>
          </table:table-cell>
          <table:table-cell/>
          <table:table-cell table:formula="oooc:=COS([.B14])*[.D14]" office:value-type="float" office:value="12.7409503045954">
            <text:p>12.74</text:p>
          </table:table-cell>
          <table:table-cell table:formula="oooc:=-SIN([.B14])*[.D14]" office:value-type="float" office:value="2.24657329856591">
            <text:p>2.25</text:p>
          </table:table-cell>
          <table:table-cell table:number-columns-repeated="249"/>
        </table:table-row>
        <table:table-row table:style-name="ro1">
          <table:table-cell table:formula="oooc:=[.A14]+5" office:value-type="float" office:value="-5">
            <text:p>-5</text:p>
          </table:table-cell>
          <table:table-cell table:formula="oooc:=[.A15]*PI()/180" office:value-type="float" office:value="-0.0872664625997165">
            <text:p>-0.09</text:p>
          </table:table-cell>
          <table:table-cell office:value-type="float" office:value="66">
            <text:p>66</text:p>
          </table:table-cell>
          <table:table-cell table:formula="oooc:=[.C15]*(12/64)" office:value-type="float" office:value="12.375">
            <text:p>12.38</text:p>
          </table:table-cell>
          <table:table-cell/>
          <table:table-cell table:formula="oooc:=COS([.B15])*[.D15]" office:value-type="float" office:value="12.3279093888854">
            <text:p>12.33</text:p>
          </table:table-cell>
          <table:table-cell table:formula="oooc:=-SIN([.B15])*[.D15]" office:value-type="float" office:value="1.07855231650227">
            <text:p>1.08</text:p>
          </table:table-cell>
          <table:table-cell table:number-columns-repeated="249"/>
        </table:table-row>
        <table:table-row table:style-name="ro1">
          <table:table-cell table:formula="oooc:=[.A15]+5" office:value-type="float" office:value="0">
            <text:p>0</text:p>
          </table:table-cell>
          <table:table-cell table:formula="oooc:=[.A16]*PI()/180"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ooc:=[.C16]*(12/64)" office:value-type="float" office:value="12.1875">
            <text:p>12.19</text:p>
          </table:table-cell>
          <table:table-cell/>
          <table:table-cell table:formula="oooc:=COS([.B16])*[.D16]" office:value-type="float" office:value="12.1875">
            <text:p>12.19</text:p>
          </table:table-cell>
          <table:table-cell table:formula="oooc:=-SIN([.B16])*[.D16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formula="oooc:=[.A16]+5" office:value-type="float" office:value="5">
            <text:p>5</text:p>
          </table:table-cell>
          <table:table-cell table:formula="oooc:=[.A17]*PI()/180" office:value-type="float" office:value="0.0872664625997165">
            <text:p>0.09</text:p>
          </table:table-cell>
          <table:table-cell office:value-type="float" office:value="63">
            <text:p>63</text:p>
          </table:table-cell>
          <table:table-cell table:formula="oooc:=[.C17]*(12/64)" office:value-type="float" office:value="11.8125">
            <text:p>11.81</text:p>
          </table:table-cell>
          <table:table-cell/>
          <table:table-cell table:formula="oooc:=COS([.B17])*[.D17]" office:value-type="float" office:value="11.7675498712087">
            <text:p>11.77</text:p>
          </table:table-cell>
          <table:table-cell table:formula="oooc:=-SIN([.B17])*[.D17]" office:value-type="float" office:value="-1.02952721120671">
            <text:p>-1.03</text:p>
          </table:table-cell>
          <table:table-cell table:number-columns-repeated="249"/>
        </table:table-row>
        <table:table-row table:style-name="ro1">
          <table:table-cell table:formula="oooc:=[.A17]+5" office:value-type="float" office:value="10">
            <text:p>10</text:p>
          </table:table-cell>
          <table:table-cell table:formula="oooc:=[.A18]*PI()/180" office:value-type="float" office:value="0.174532925199433">
            <text:p>0.17</text:p>
          </table:table-cell>
          <table:table-cell office:value-type="float" office:value="64">
            <text:p>64</text:p>
          </table:table-cell>
          <table:table-cell table:formula="oooc:=[.C18]*(12/64)" office:value-type="float" office:value="12">
            <text:p>12</text:p>
          </table:table-cell>
          <table:table-cell/>
          <table:table-cell table:formula="oooc:=COS([.B18])*[.D18]" office:value-type="float" office:value="11.8176930361465">
            <text:p>11.82</text:p>
          </table:table-cell>
          <table:table-cell table:formula="oooc:=-SIN([.B18])*[.D18]" office:value-type="float" office:value="-2.08377813200316">
            <text:p>-2.08</text:p>
          </table:table-cell>
          <table:table-cell table:number-columns-repeated="249"/>
        </table:table-row>
        <table:table-row table:style-name="ro1">
          <table:table-cell table:formula="oooc:=[.A18]+5" office:value-type="float" office:value="15">
            <text:p>15</text:p>
          </table:table-cell>
          <table:table-cell table:formula="oooc:=[.A19]*PI()/180" office:value-type="float" office:value="0.261799387799149">
            <text:p>0.26</text:p>
          </table:table-cell>
          <table:table-cell office:value-type="float" office:value="68">
            <text:p>68</text:p>
          </table:table-cell>
          <table:table-cell table:formula="oooc:=[.C19]*(12/64)" office:value-type="float" office:value="12.75">
            <text:p>12.75</text:p>
          </table:table-cell>
          <table:table-cell/>
          <table:table-cell table:formula="oooc:=COS([.B19])*[.D19]" office:value-type="float" office:value="12.3155542851856">
            <text:p>12.32</text:p>
          </table:table-cell>
          <table:table-cell table:formula="oooc:=-SIN([.B19])*[.D19]" office:value-type="float" office:value="-3.29994282505714">
            <text:p>-3.3</text:p>
          </table:table-cell>
          <table:table-cell table:number-columns-repeated="249"/>
        </table:table-row>
        <table:table-row table:style-name="ro1">
          <table:table-cell table:formula="oooc:=[.A19]+5" office:value-type="float" office:value="20">
            <text:p>20</text:p>
          </table:table-cell>
          <table:table-cell table:formula="oooc:=[.A20]*PI()/180" office:value-type="float" office:value="0.349065850398866">
            <text:p>0.35</text:p>
          </table:table-cell>
          <table:table-cell office:value-type="float" office:value="71">
            <text:p>71</text:p>
          </table:table-cell>
          <table:table-cell table:formula="oooc:=[.C20]*(12/64)" office:value-type="float" office:value="13.3125">
            <text:p>13.31</text:p>
          </table:table-cell>
          <table:table-cell/>
          <table:table-cell table:formula="oooc:=COS([.B20])*[.D20]" office:value-type="float" office:value="12.5096580142124">
            <text:p>12.51</text:p>
          </table:table-cell>
          <table:table-cell table:formula="oooc:=-SIN([.B20])*[.D20]" office:value-type="float" office:value="-4.55314315802296">
            <text:p>-4.55</text:p>
          </table:table-cell>
          <table:table-cell table:number-columns-repeated="249"/>
        </table:table-row>
        <table:table-row table:style-name="ro1">
          <table:table-cell table:formula="oooc:=[.A20]+5" office:value-type="float" office:value="25">
            <text:p>25</text:p>
          </table:table-cell>
          <table:table-cell table:formula="oooc:=[.A21]*PI()/180" office:value-type="float" office:value="0.436332312998582">
            <text:p>0.44</text:p>
          </table:table-cell>
          <table:table-cell office:value-type="float" office:value="77">
            <text:p>77</text:p>
          </table:table-cell>
          <table:table-cell table:formula="oooc:=[.C21]*(12/64)" office:value-type="float" office:value="14.4375">
            <text:p>14.44</text:p>
          </table:table-cell>
          <table:table-cell/>
          <table:table-cell table:formula="oooc:=COS([.B21])*[.D21]" office:value-type="float" office:value="13.0848186753416">
            <text:p>13.08</text:p>
          </table:table-cell>
          <table:table-cell table:formula="oooc:=-SIN([.B21])*[.D21]" office:value-type="float" office:value="-6.10155115388135">
            <text:p>-6.1</text:p>
          </table:table-cell>
          <table:table-cell table:number-columns-repeated="249"/>
        </table:table-row>
        <table:table-row table:style-name="ro1">
          <table:table-cell table:formula="oooc:=[.A21]+5" office:value-type="float" office:value="30">
            <text:p>30</text:p>
          </table:table-cell>
          <table:table-cell table:formula="oooc:=[.A22]*PI()/180" office:value-type="float" office:value="0.523598775598299">
            <text:p>0.52</text:p>
          </table:table-cell>
          <table:table-cell office:value-type="float" office:value="64">
            <text:p>64</text:p>
          </table:table-cell>
          <table:table-cell table:formula="oooc:=[.C22]*(12/64)" office:value-type="float" office:value="12">
            <text:p>12</text:p>
          </table:table-cell>
          <table:table-cell/>
          <table:table-cell table:formula="oooc:=COS([.B22])*[.D22]" office:value-type="float" office:value="10.3923048454133">
            <text:p>10.39</text:p>
          </table:table-cell>
          <table:table-cell table:formula="oooc:=-SIN([.B22])*[.D22]" office:value-type="float" office:value="-6">
            <text:p>-6</text:p>
          </table:table-cell>
          <table:table-cell table:number-columns-repeated="249"/>
        </table:table-row>
        <table:table-row table:style-name="ro1">
          <table:table-cell table:formula="oooc:=[.A22]+5" office:value-type="float" office:value="35">
            <text:p>35</text:p>
          </table:table-cell>
          <table:table-cell table:formula="oooc:=[.A23]*PI()/180" office:value-type="float" office:value="0.610865238198015">
            <text:p>0.61</text:p>
          </table:table-cell>
          <table:table-cell office:value-type="float" office:value="50">
            <text:p>50</text:p>
          </table:table-cell>
          <table:table-cell table:formula="oooc:=[.C23]*(12/64)" office:value-type="float" office:value="9.375">
            <text:p>9.38</text:p>
          </table:table-cell>
          <table:table-cell/>
          <table:table-cell table:formula="oooc:=COS([.B23])*[.D23]" office:value-type="float" office:value="7.6795504152093">
            <text:p>7.68</text:p>
          </table:table-cell>
          <table:table-cell table:formula="oooc:=-SIN([.B23])*[.D23]" office:value-type="float" office:value="-5.37727909079106">
            <text:p>-5.38</text:p>
          </table:table-cell>
          <table:table-cell table:number-columns-repeated="249"/>
        </table:table-row>
        <table:table-row table:style-name="ro1">
          <table:table-cell table:formula="oooc:=[.A23]+5" office:value-type="float" office:value="40">
            <text:p>40</text:p>
          </table:table-cell>
          <table:table-cell table:formula="oooc:=[.A24]*PI()/180" office:value-type="float" office:value="0.698131700797732">
            <text:p>0.7</text:p>
          </table:table-cell>
          <table:table-cell office:value-type="float" office:value="44">
            <text:p>44</text:p>
          </table:table-cell>
          <table:table-cell table:formula="oooc:=[.C24]*(12/64)" office:value-type="float" office:value="8.25">
            <text:p>8.25</text:p>
          </table:table-cell>
          <table:table-cell/>
          <table:table-cell table:formula="oooc:=COS([.B24])*[.D24]" office:value-type="float" office:value="6.31986665573157">
            <text:p>6.32</text:p>
          </table:table-cell>
          <table:table-cell table:formula="oooc:=-SIN([.B24])*[.D24]" office:value-type="float" office:value="-5.30299777991395">
            <text:p>-5.3</text:p>
          </table:table-cell>
          <table:table-cell table:number-columns-repeated="249"/>
        </table:table-row>
        <table:table-row table:style-name="ro1">
          <table:table-cell table:formula="oooc:=[.A24]+5" office:value-type="float" office:value="45">
            <text:p>45</text:p>
          </table:table-cell>
          <table:table-cell table:formula="oooc:=[.A25]*PI()/180" office:value-type="float" office:value="0.785398163397448">
            <text:p>0.79</text:p>
          </table:table-cell>
          <table:table-cell office:value-type="float" office:value="34">
            <text:p>34</text:p>
          </table:table-cell>
          <table:table-cell table:formula="oooc:=[.C25]*(12/64)" office:value-type="float" office:value="6.375">
            <text:p>6.38</text:p>
          </table:table-cell>
          <table:table-cell/>
          <table:table-cell table:formula="oooc:=COS([.B25])*[.D25]" office:value-type="float" office:value="4.50780573006424">
            <text:p>4.51</text:p>
          </table:table-cell>
          <table:table-cell table:formula="oooc:=-SIN([.B25])*[.D25]" office:value-type="float" office:value="-4.50780573006424">
            <text:p>-4.51</text:p>
          </table:table-cell>
          <table:table-cell table:number-columns-repeated="249"/>
        </table:table-row>
        <table:table-row table:style-name="ro1">
          <table:table-cell table:formula="oooc:=[.A25]+5" office:value-type="float" office:value="50">
            <text:p>50</text:p>
          </table:table-cell>
          <table:table-cell table:formula="oooc:=[.A26]*PI()/180" office:value-type="float" office:value="0.872664625997165">
            <text:p>0.87</text:p>
          </table:table-cell>
          <table:table-cell office:value-type="float" office:value="31">
            <text:p>31</text:p>
          </table:table-cell>
          <table:table-cell table:formula="oooc:=[.C26]*(12/64)" office:value-type="float" office:value="5.8125">
            <text:p>5.81</text:p>
          </table:table-cell>
          <table:table-cell/>
          <table:table-cell table:formula="oooc:=COS([.B26])*[.D26]" office:value-type="float" office:value="3.73620298130301">
            <text:p>3.74</text:p>
          </table:table-cell>
          <table:table-cell table:formula="oooc:=-SIN([.B26])*[.D26]" office:value-type="float" office:value="-4.45263332562906">
            <text:p>-4.45</text:p>
          </table:table-cell>
          <table:table-cell table:number-columns-repeated="249"/>
        </table:table-row>
        <table:table-row table:style-name="ro1">
          <table:table-cell table:formula="oooc:=[.A26]+5" office:value-type="float" office:value="55">
            <text:p>55</text:p>
          </table:table-cell>
          <table:table-cell table:formula="oooc:=[.A27]*PI()/180" office:value-type="float" office:value="0.959931088596881">
            <text:p>0.96</text:p>
          </table:table-cell>
          <table:table-cell office:value-type="float" office:value="30">
            <text:p>30</text:p>
          </table:table-cell>
          <table:table-cell table:formula="oooc:=[.C27]*(12/64)" office:value-type="float" office:value="5.625">
            <text:p>5.63</text:p>
          </table:table-cell>
          <table:table-cell/>
          <table:table-cell table:formula="oooc:=COS([.B27])*[.D27]" office:value-type="float" office:value="3.22636745447463">
            <text:p>3.23</text:p>
          </table:table-cell>
          <table:table-cell table:formula="oooc:=-SIN([.B27])*[.D27]" office:value-type="float" office:value="-4.60773024912558">
            <text:p>-4.61</text:p>
          </table:table-cell>
          <table:table-cell table:number-columns-repeated="249"/>
        </table:table-row>
        <table:table-row table:style-name="ro1">
          <table:table-cell table:formula="oooc:=[.A27]+5" office:value-type="float" office:value="60">
            <text:p>60</text:p>
          </table:table-cell>
          <table:table-cell table:formula="oooc:=[.A28]*PI()/180" office:value-type="float" office:value="1.0471975511966">
            <text:p>1.05</text:p>
          </table:table-cell>
          <table:table-cell office:value-type="float" office:value="64">
            <text:p>64</text:p>
          </table:table-cell>
          <table:table-cell table:formula="oooc:=[.C28]*(12/64)" office:value-type="float" office:value="12">
            <text:p>12</text:p>
          </table:table-cell>
          <table:table-cell/>
          <table:table-cell table:formula="oooc:=COS([.B28])*[.D28]" office:value-type="float" office:value="6">
            <text:p>6</text:p>
          </table:table-cell>
          <table:table-cell table:formula="oooc:=-SIN([.B28])*[.D28]" office:value-type="float" office:value="-10.3923048454133">
            <text:p>-10.39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11/26/2008</text:date>, <text:time>20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chael Ferguson</meta:initial-creator>
    <meta:creation-date>2008-11-25T22:43:03</meta:creation-date>
    <dc:creator>Michael Ferguson</dc:creator>
    <dc:date>2008-11-26T20:31:00</dc:date>
    <meta:editing-cycles>12</meta:editing-cycles>
    <meta:editing-duration>PT10M31S</meta:editing-duration>
    <meta:user-defined meta:name="Info 1"/>
    <meta:user-defined meta:name="Info 2"/>
    <meta:user-defined meta:name="Info 3"/>
    <meta:user-defined meta:name="Info 4"/>
    <meta:document-statistic meta:table-count="6" meta:cell-count="8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style:text-position="0% 58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ch5" style:family="chart">
      <style:graphic-properties draw:stroke="solid" svg:stroke-width="0cm" svg:stroke-opacity="100%"/>
    </style:style>
    <style:style style:name="ch6" style:family="chart">
      <style:chart-properties chart:symbol-type="named-symbol" chart:symbol-name="diamond" chart:symbol-width="0.176cm" chart:symbol-height="0.176cm"/>
      <style:graphic-properties draw:stroke="none" svg:stroke-width="0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svg:stroke-opacity="100%" draw:fill="solid" draw:fill-color="#c0c0c0" draw:opacity="100%"/>
    </style:style>
    <style:style style:name="ch8" style:family="chart">
      <style:graphic-properties draw:fill-color="#d9d9d9"/>
    </style:style>
  </office:automatic-styles>
  <office:body>
    <office:chart>
      <chart:chart svg:width="14.062cm" svg:height="8.522cm" chart:class="chart:scatter" chart:style-name="ch1">
        <chart:legend chart:legend-position="end" svg:x="11.488cm" svg:y="3.91cm" chart:style-name="ch2"/>
        <chart:plot-area chart:style-name="ch3" chart:data-source-has-labels="both" svg:x="0.28cm" svg:y="0.168cm" svg:width="10.925cm" svg:height="8.011cm">
          <chart:axis chart:dimension="x" chart:name="primary-x" chart:style-name="ch4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8040602936535">
                <text:p>9.58040602936535</text:p>
              </table:table-cell>
              <table:table-cell office:value-type="float" office:value="5.53125">
                <text:p>5.53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0773024912558">
                <text:p>4.60773024912558</text:p>
              </table:table-cell>
              <table:table-cell office:value-type="float" office:value="3.22636745447463">
                <text:p>3.22636745447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0899999254425">
                <text:p>4.30899999254425</text:p>
              </table:table-cell>
              <table:table-cell office:value-type="float" office:value="3.61568030448678">
                <text:p>3.61568030448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7747564417433">
                <text:p>3.97747564417433</text:p>
              </table:table-cell>
              <table:table-cell office:value-type="float" office:value="3.97747564417433">
                <text:p>3.97747564417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1761725341856">
                <text:p>22.1761725341856</text:p>
              </table:table-cell>
              <table:table-cell office:value-type="float" office:value="26.4285332876047">
                <text:p>26.4285332876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601963270036">
                <text:p>12.2601963270036</text:p>
              </table:table-cell>
              <table:table-cell office:value-type="float" office:value="17.5093749466772">
                <text:p>17.5093749466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8125">
                <text:p>9.28125</text:p>
              </table:table-cell>
              <table:table-cell office:value-type="float" office:value="16.0755965577486">
                <text:p>16.0755965577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316831668743">
                <text:p>7.1316831668743</text:p>
              </table:table-cell>
              <table:table-cell office:value-type="float" office:value="15.2939439062435">
                <text:p>15.2939439062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0965826551722">
                <text:p>4.80965826551722</text:p>
              </table:table-cell>
              <table:table-cell office:value-type="float" office:value="13.2144274798018">
                <text:p>13.2144274798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4552853792731">
                <text:p>3.44552853792731</text:p>
              </table:table-cell>
              <table:table-cell office:value-type="float" office:value="12.8588875624732">
                <text:p>12.8588875624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4657329856591">
                <text:p>2.24657329856591</text:p>
              </table:table-cell>
              <table:table-cell office:value-type="float" office:value="12.7409503045954">
                <text:p>12.7409503045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855231650227">
                <text:p>1.07855231650227</text:p>
              </table:table-cell>
              <table:table-cell office:value-type="float" office:value="12.3279093888854">
                <text:p>12.3279093888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.1875">
                <text:p>12.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2952721120671">
                <text:p>-1.02952721120671</text:p>
              </table:table-cell>
              <table:table-cell office:value-type="float" office:value="11.7675498712087">
                <text:p>11.7675498712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08377813200316">
                <text:p>-2.08377813200316</text:p>
              </table:table-cell>
              <table:table-cell office:value-type="float" office:value="11.8176930361465">
                <text:p>11.8176930361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29994282505714">
                <text:p>-3.29994282505714</text:p>
              </table:table-cell>
              <table:table-cell office:value-type="float" office:value="12.3155542851856">
                <text:p>12.3155542851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55314315802296">
                <text:p>-4.55314315802296</text:p>
              </table:table-cell>
              <table:table-cell office:value-type="float" office:value="12.5096580142124">
                <text:p>12.5096580142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10155115388135">
                <text:p>-6.10155115388135</text:p>
              </table:table-cell>
              <table:table-cell office:value-type="float" office:value="13.0848186753416">
                <text:p>13.0848186753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">
                <text:p>-6</text:p>
              </table:table-cell>
              <table:table-cell office:value-type="float" office:value="10.3923048454133">
                <text:p>10.3923048454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37727909079106">
                <text:p>-5.37727909079106</text:p>
              </table:table-cell>
              <table:table-cell office:value-type="float" office:value="7.6795504152093">
                <text:p>7.679550415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30299777991395">
                <text:p>-5.30299777991395</text:p>
              </table:table-cell>
              <table:table-cell office:value-type="float" office:value="6.31986665573157">
                <text:p>6.31986665573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50780573006424">
                <text:p>-4.50780573006424</text:p>
              </table:table-cell>
              <table:table-cell office:value-type="float" office:value="4.50780573006424">
                <text:p>4.50780573006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45263332562906">
                <text:p>-4.45263332562906</text:p>
              </table:table-cell>
              <table:table-cell office:value-type="float" office:value="3.73620298130301">
                <text:p>3.73620298130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0773024912558">
                <text:p>-4.60773024912558</text:p>
              </table:table-cell>
              <table:table-cell office:value-type="float" office:value="3.22636745447463">
                <text:p>3.22636745447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.3923048454133">
                <text:p>-10.39230484541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